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Pandora</text:p>
          </table:table-cell>
          <table:table-cell table:style-name="ce1" office:value-type="string">
            <text:p>LemmaTreeTagger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6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1">
          <table:table-cell office:value-type="string">
            <text:p>V_w_000001</text:p>
          </table:table-cell>
          <table:table-cell table:style-name="ce2" office:value-type="string">
            <text:p>unc</text:p>
          </table:table-cell>
          <table:table-cell table:number-columns-repeated="3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02</text:p>
          </table:table-cell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03</text:p>
          </table:table-cell>
          <table:table-cell table:number-columns-repeated="3" table:style-name="ce2" office:value-type="string">
            <text:p>test</text:p>
          </table:table-cell>
          <table:table-cell office:value-type="string">
            <text:p>te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04</text:p>
          </table:table-cell>
          <table:table-cell table:style-name="ce2" office:value-type="string">
            <text:p>de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05</text:p>
          </table:table-cell>
          <table:table-cell table:style-name="ce2"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06</text:p>
          </table:table-cell>
          <table:table-cell table:style-name="ce2" office:value-type="string">
            <text:p>coefe</text:p>
          </table:table-cell>
          <table:table-cell table:number-columns-repeated="2" table:style-name="ce2" office:value-type="string">
            <text:p>coife</text:p>
          </table:table-cell>
          <table:table-cell office:value-type="string">
            <text:p>coif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07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08</text:p>
          </table:table-cell>
          <table:table-cell table:style-name="ce2" office:value-type="string">
            <text:p>abatit</text:p>
          </table:table-cell>
          <table:table-cell table:number-columns-repeated="3"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09</text:p>
          </table:table-cell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0</text:p>
          </table:table-cell>
          <table:table-cell table:number-columns-repeated="2" table:style-name="ce2" office:value-type="string">
            <text:p>pré</text:p>
          </table:table-cell>
          <table:table-cell table:number-columns-repeated="2"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1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12</text:p>
          </table:table-cell>
          <table:table-cell table:style-name="ce2"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3</text:p>
          </table:table-cell>
          <table:table-cell table:style-name="ce2" office:value-type="string">
            <text:p>chevoux</text:p>
          </table:table-cell>
          <table:table-cell table:number-columns-repeated="2" table:style-name="ce2" office:value-type="string">
            <text:p>chevel</text:p>
          </table:table-cell>
          <table:table-cell office:value-type="string">
            <text:p>chev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4</text:p>
          </table:table-cell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5</text:p>
          </table:table-cell>
          <table:table-cell table:style-name="ce2" office:value-type="string">
            <text:p>chief</text:p>
          </table:table-cell>
          <table:table-cell office:value-type="string">
            <text:p>chief1</text:p>
          </table:table-cell>
          <table:table-cell table:style-name="ce2" office:value-type="string">
            <text:p>chief1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6</text:p>
          </table:table-cell>
          <table:table-cell table:style-name="ce2" office:value-type="string">
            <text:p>grant</text:p>
          </table:table-cell>
          <table:table-cell table:number-columns-repeated="3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17</text:p>
          </table:table-cell>
          <table:table-cell table:number-columns-repeated="2" table:style-name="ce2" office:value-type="string">
            <text:p>partie</text:p>
          </table:table-cell>
          <table:table-cell table:number-columns-repeated="2" office:value-type="string">
            <text:p>part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18</text:p>
          </table:table-cell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table:number-columns-repeated="2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p|m|n</text:p>
          </table:table-cell>
          <table:table-cell table:style-name="ce2"/>
        </table:table-row>
        <table:table-row table:style-name="ro1">
          <table:table-cell office:value-type="string">
            <text:p>V_w_000019</text:p>
          </table:table-cell>
          <table:table-cell table:style-name="ce2" office:value-type="string">
            <text:p>Damedex</text:p>
          </table:table-cell>
          <table:table-cell table:number-columns-repeated="2" table:style-name="ce2" office:value-type="string">
            <text:p>damnedeu</text:p>
          </table:table-cell>
          <table:table-cell office:value-type="string">
            <text:p>Damned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20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21</text:p>
          </table:table-cell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table:number-columns-repeated="2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22</text:p>
          </table:table-cell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23</text:p>
          </table:table-cell>
          <table:table-cell table:style-name="ce2"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24</text:p>
          </table:table-cell>
          <table:table-cell table:style-name="ce2" office:value-type="string">
            <text:p>char</text:p>
          </table:table-cell>
          <table:table-cell office:value-type="string">
            <text:p>char2</text:p>
          </table:table-cell>
          <table:table-cell table:style-name="ce2" office:value-type="string">
            <text:p>char2</text:p>
          </table:table-cell>
          <table:table-cell office:value-type="string">
            <text:p>cha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25</text:p>
          </table:table-cell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26</text:p>
          </table:table-cell>
          <table:table-cell table:style-name="ce2"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27</text:p>
          </table:table-cell>
          <table:table-cell table:style-name="ce2"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28</text:p>
          </table:table-cell>
          <table:table-cell table:style-name="ce2" office:value-type="string">
            <text:p>touché</text:p>
          </table:table-cell>
          <table:table-cell table:number-columns-repeated="2" table:style-name="ce2" office:value-type="string">
            <text:p>tochier</text:p>
          </table:table-cell>
          <table:table-cell office:value-type="string">
            <text:p>to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29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30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31</text:p>
          </table:table-cell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32</text:p>
          </table:table-cell>
          <table:table-cell table:style-name="ce2" office:value-type="string">
            <text:p>refiert</text:p>
          </table:table-cell>
          <table:table-cell office:value-type="string">
            <text:p>referir2</text:p>
          </table:table-cell>
          <table:table-cell office:value-type="string">
            <text:p>referir2|referir</text:p>
          </table:table-cell>
          <table:table-cell office:value-type="string">
            <text:p>refer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33</text:p>
          </table:table-cell>
          <table:table-cell table:style-name="ce2" office:value-type="string">
            <text:p>lui</text:p>
          </table:table-cell>
          <table:table-cell office:value-type="string">
            <text:p>il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34</text:p>
          </table:table-cell>
          <table:table-cell table:style-name="ce2" office:value-type="string">
            <text:p>par</text:p>
          </table:table-cell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35</text:p>
          </table:table-cell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table:number-columns-repeated="2" office:value-type="string">
            <text:p>vi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36</text:p>
          </table:table-cell>
          <table:table-cell table:style-name="ce2" office:value-type="string">
            <text:p>postaé</text:p>
          </table:table-cell>
          <table:table-cell table:number-columns-repeated="2" table:style-name="ce2" office:value-type="string">
            <text:p>pöesté</text:p>
          </table:table-cell>
          <table:table-cell office:value-type="string">
            <text:p>pöe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37</text:p>
          </table:table-cell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38</text:p>
          </table:table-cell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office:value-type="string">
            <text:p>es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39</text:p>
          </table:table-cell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0</text:p>
          </table:table-cell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41</text:p>
          </table:table-cell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2</text:p>
          </table:table-cell>
          <table:table-cell table:style-name="ce2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43</text:p>
          </table:table-cell>
          <table:table-cell table:style-name="ce2" office:value-type="string">
            <text:p>le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4</text:p>
          </table:table-cell>
          <table:table-cell table:style-name="ce2" office:value-type="string">
            <text:p>heaume</text:p>
          </table:table-cell>
          <table:table-cell table:number-columns-repeated="3"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5</text:p>
          </table:table-cell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office:value-type="string">
            <text:p>ge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46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7</text:p>
          </table:table-cell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48</text:p>
          </table:table-cell>
          <table:table-cell table:style-name="ce2" office:value-type="string">
            <text:p>le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49</text:p>
          </table:table-cell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0</text:p>
          </table:table-cell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1</text:p>
          </table:table-cell>
          <table:table-cell table:number-columns-repeated="3"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2</text:p>
          </table:table-cell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2"/>
          <table:table-cell table:style-name="ce2" office:value-type="string">
            <text:p>A l'origine : « la ».</text:p>
          </table:table-cell>
        </table:table-row>
        <table:table-row table:style-name="ro1">
          <table:table-cell office:value-type="string">
            <text:p>V_w_000053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54</text:p>
          </table:table-cell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5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e1</text:p>
          </table:table-cell>
          <table:table-cell table:style-name="ce2"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6</text:p>
          </table:table-cell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7</text:p>
          </table:table-cell>
          <table:table-cell table:style-name="ce2" office:value-type="string">
            <text:p>i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58</text:p>
          </table:table-cell>
          <table:table-cell table:style-name="ce2" office:value-type="string">
            <text:p>tint</text:p>
          </table:table-cell>
          <table:table-cell office:value-type="string">
            <text:p>tenir</text:p>
          </table:table-cell>
          <table:table-cell table:style-name="ce2" office:value-type="string">
            <text:p>tenir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59</text:p>
          </table:table-cell>
          <table:table-cell table:style-name="ce2" office:value-type="string">
            <text:p>de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60</text:p>
          </table:table-cell>
          <table:table-cell table:style-name="ce2"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61</text:p>
          </table:table-cell>
          <table:table-cell table:style-name="ce2"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6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63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64</text:p>
          </table:table-cell>
          <table:table-cell table:style-name="ce2" office:value-type="string">
            <text:p>contre</text:p>
          </table:table-cell>
          <table:table-cell table:number-columns-repeated="3" office:value-type="string">
            <text:p>con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65</text:p>
          </table:table-cell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office:value-type="string">
            <text:p>ga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66</text:p>
          </table:table-cell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67</text:p>
          </table:table-cell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68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69</text:p>
          </table:table-cell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office:value-type="string">
            <text:p>descovrir</text:p>
          </table:table-cell>
          <table:table-cell office:value-type="string">
            <text:p>descov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>
            <text:p>V_w_000070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n</text:p>
          </table:table-cell>
          <table:table-cell table:style-name="ce2"/>
        </table:table-row>
        <table:table-row table:style-name="ro1">
          <table:table-cell office:value-type="string">
            <text:p>V_w_000071</text:p>
          </table:table-cell>
          <table:table-cell table:number-columns-repeated="2" table:style-name="ce2" office:value-type="string">
            <text:p>flanc</text:p>
          </table:table-cell>
          <table:table-cell table:number-columns-repeated="2"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72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73</text:p>
          </table:table-cell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n</text:p>
          </table:table-cell>
          <table:table-cell table:style-name="ce2"/>
        </table:table-row>
        <table:table-row table:style-name="ro1">
          <table:table-cell office:value-type="string">
            <text:p>V_w_000074</text:p>
          </table:table-cell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75</text:p>
          </table:table-cell>
          <table:table-cell table:style-name="ce2" office:value-type="string">
            <text:p>Olivier</text:p>
          </table:table-cell>
          <table:table-cell office:value-type="string">
            <text:p>oliver</text:p>
          </table:table-cell>
          <table:table-cell table:style-name="ce2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76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77</text:p>
          </table:table-cell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table:number-columns-repeated="2" office:value-type="string">
            <text:p>aperc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78</text:p>
          </table:table-cell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79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2"/>
          <table:table-cell table:style-name="ce2" office:value-type="string">
            <text:p>A l'origine : « la ».</text:p>
          </table:table-cell>
        </table:table-row>
        <table:table-row table:style-name="ro1">
          <table:table-cell office:value-type="string">
            <text:p>V_w_000080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81</text:p>
          </table:table-cell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82</text:p>
          </table:table-cell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office:value-type="string">
            <text:p>avi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83</text:p>
          </table:table-cell>
          <table:table-cell table:style-name="ce2" office:value-type="string">
            <text:p>au</text:p>
          </table:table-cell>
          <table:table-cell table:style-name="Default" office:value-type="string">
            <text:p>a3+le</text:p>
          </table:table-cell>
          <table:table-cell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84</text:p>
          </table:table-cell>
          <table:table-cell table:number-columns-repeated="2" table:style-name="ce2" office:value-type="string">
            <text:p>retraire</text:p>
          </table:table-cell>
          <table:table-cell table:number-columns-repeated="2" office:value-type="string">
            <text:p>retra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office:value-type="string">
            <text:p>VERinf</text:p>
          </table:table-cell>
          <table:table-cell table:style-name="ce2" table:number-columns-repeated="2"/>
        </table:table-row>
        <table:table-row table:style-name="ro1">
          <table:table-cell office:value-type="string">
            <text:p>V_w_000085</text:p>
          </table:table-cell>
          <table:table-cell table:style-name="ce2" office:value-type="string">
            <text:p>le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86</text:p>
          </table:table-cell>
          <table:table-cell table:style-name="ce2"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87</text:p>
          </table:table-cell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88</text:p>
          </table:table-cell>
          <table:table-cell table:style-name="ce2" office:value-type="string">
            <text:p>branc</text:p>
          </table:table-cell>
          <table:table-cell table:number-columns-repeated="3"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89</text:p>
          </table:table-cell>
          <table:table-cell table:style-name="ce2" office:value-type="string">
            <text:p>qui</text:p>
          </table:table-cell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90</text:p>
          </table:table-cell>
          <table:table-cell table:style-name="ce2"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91</text:p>
          </table:table-cell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table:number-columns-repeated="2" office:value-type="string">
            <text:p>letré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1">
          <table:table-cell office:value-type="string">
            <text:p>V_w_000092</text:p>
          </table:table-cell>
          <table:table-cell table:style-name="ce2" office:value-type="string">
            <text:p>par</text:p>
          </table:table-cell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93</text:p>
          </table:table-cell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office:value-type="string">
            <text:p>desor</text:p>
          </table:table-cell>
          <table:table-cell office:value-type="string">
            <text:p>desor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094</text:p>
          </table:table-cell>
          <table:table-cell table:style-name="ce2"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95</text:p>
          </table:table-cell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96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097</text:p>
          </table:table-cell>
          <table:table-cell table:style-name="ce2"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098</text:p>
          </table:table-cell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099</text:p>
          </table:table-cell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0</text:p>
          </table:table-cell>
          <table:table-cell table:style-name="ce2" office:value-type="string">
            <text:p>doné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1</text:p>
          </table:table-cell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r</text:p>
          </table:table-cell>
          <table:table-cell table:style-name="ce2"/>
        </table:table-row>
        <table:table-row table:style-name="ro1">
          <table:table-cell office:value-type="string">
            <text:p>V_w_000102</text:p>
          </table:table-cell>
          <table:table-cell table:style-name="ce2" office:value-type="string">
            <text:p>blanc</text:p>
          </table:table-cell>
          <table:table-cell table:number-columns-repeated="3" office:value-type="string">
            <text:p>bl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03</text:p>
          </table:table-cell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office:value-type="string">
            <text:p>h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4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5</text:p>
          </table:table-cell>
          <table:table-cell table:style-name="ce2"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06</text:p>
          </table:table-cell>
          <table:table-cell table:style-name="ce2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office:value-type="string">
            <text:p>desr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7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08</text:p>
          </table:table-cell>
          <table:table-cell table:style-name="ce2" office:value-type="string">
            <text:p>desmaellé</text:p>
          </table:table-cell>
          <table:table-cell office:value-type="string">
            <text:p>desmaillier</text:p>
          </table:table-cell>
          <table:table-cell table:style-name="ce2" office:value-type="string">
            <text:p>desmaillier</text:p>
          </table:table-cell>
          <table:table-cell office:value-type="string">
            <text:p>desma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09</text:p>
          </table:table-cell>
          <table:table-cell table:style-name="ce2" office:value-type="string">
            <text:p>Le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0</text:p>
          </table:table-cell>
          <table:table-cell table:style-name="ce2" office:value-type="string">
            <text:p>chaval</text:p>
          </table:table-cell>
          <table:table-cell office:value-type="string">
            <text:p>cheval</text:p>
          </table:table-cell>
          <table:table-cell table:style-name="ce2" office:value-type="string">
            <text:p>cheval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1</text:p>
          </table:table-cell>
          <table:table-cell table:style-name="ce2" office:value-type="string">
            <text:p>par</text:p>
          </table:table-cell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12</text:p>
          </table:table-cell>
          <table:table-cell table:style-name="ce2"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13</text:p>
          </table:table-cell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office:value-type="string">
            <text:p>liier3|lïer</text:p>
          </table:table-cell>
          <table:table-cell office:value-type="string">
            <text:p>li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14</text:p>
          </table:table-cell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15</text:p>
          </table:table-cell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office:value-type="string">
            <text:p>detrenchier</text:p>
          </table:table-cell>
          <table:table-cell office:value-type="string">
            <text:p>detren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6</text:p>
          </table:table-cell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7</text:p>
          </table:table-cell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8</text:p>
          </table:table-cell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19</text:p>
          </table:table-cell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office:value-type="string">
            <text:p>apoiier</text:p>
          </table:table-cell>
          <table:table-cell office:value-type="string">
            <text:p>apo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20</text:p>
          </table:table-cell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21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n</text:p>
          </table:table-cell>
          <table:table-cell table:style-name="ce2"/>
        </table:table-row>
        <table:table-row table:style-name="ro1">
          <table:table-cell office:value-type="string">
            <text:p>V_w_000122</text:p>
          </table:table-cell>
          <table:table-cell table:style-name="ce2" office:value-type="string">
            <text:p>cuer</text:p>
          </table:table-cell>
          <table:table-cell office:value-type="string">
            <text:p>cuer2</text:p>
          </table:table-cell>
          <table:table-cell table:style-name="ce2" office:value-type="string">
            <text:p>cuer2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23</text:p>
          </table:table-cell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24</text:p>
          </table:table-cell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office:value-type="string">
            <text:p>irier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25</text:p>
          </table:table-cell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26</text:p>
          </table:table-cell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27</text:p>
          </table:table-cell>
          <table:table-cell table:style-name="ce2"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28</text:p>
          </table:table-cell>
          <table:table-cell table:style-name="ce2"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29</text:p>
          </table:table-cell>
          <table:table-cell table:style-name="ce2" office:value-type="string">
            <text:p>vertu</text:p>
          </table:table-cell>
          <table:table-cell table:number-columns-repeated="3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30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31</text:p>
          </table:table-cell>
          <table:table-cell table:style-name="ce2"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32</text:p>
          </table:table-cell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table:number-columns-repeated="2"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33</text:p>
          </table:table-cell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34</text:p>
          </table:table-cell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35</text:p>
          </table:table-cell>
          <table:table-cell table:style-name="ce2" office:value-type="string">
            <text:p>Delez</text:p>
          </table:table-cell>
          <table:table-cell office:value-type="string">
            <text:p>dalez</text:p>
          </table:table-cell>
          <table:table-cell table:style-name="ce2" office:value-type="string">
            <text:p>dalez</text:p>
          </table:table-cell>
          <table:table-cell office:value-type="string">
            <text:p>dalez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36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n</text:p>
          </table:table-cell>
          <table:table-cell table:style-name="ce2"/>
        </table:table-row>
        <table:table-row table:style-name="ro1">
          <table:table-cell office:value-type="string">
            <text:p>V_w_000137</text:p>
          </table:table-cell>
          <table:table-cell table:number-columns-repeated="2" table:style-name="ce2" office:value-type="string">
            <text:p>flanc</text:p>
          </table:table-cell>
          <table:table-cell table:number-columns-repeated="2"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38</text:p>
          </table:table-cell>
          <table:table-cell table:number-columns-repeated="2" table:style-name="ce2" office:value-type="string">
            <text:p>senestre</text:p>
          </table:table-cell>
          <table:table-cell table:number-columns-repeated="2" office:value-type="string">
            <text:p>sene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39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40</text:p>
          </table:table-cell>
          <table:table-cell table:style-name="ce2"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41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/>
          <table:table-cell table:style-name="ce2" office:value-type="string">
            <text:p>s|m|n</text:p>
          </table:table-cell>
          <table:table-cell table:style-name="ce2"/>
        </table:table-row>
        <table:table-row table:style-name="ro1">
          <table:table-cell office:value-type="string">
            <text:p>V_w_000142</text:p>
          </table:table-cell>
          <table:table-cell table:style-name="ce2" office:value-type="string">
            <text:p>branc</text:p>
          </table:table-cell>
          <table:table-cell table:number-columns-repeated="3"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43</text:p>
          </table:table-cell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office:value-type="string">
            <text:p>coler1|coler</text:p>
          </table:table-cell>
          <table:table-cell office:value-type="string">
            <text:p>col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44</text:p>
          </table:table-cell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office:value-type="string">
            <text:p>dusque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45</text:p>
          </table:table-cell>
          <table:table-cell table:style-name="ce2"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46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47</text:p>
          </table:table-cell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48</text:p>
          </table:table-cell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49</text:p>
          </table:table-cell>
          <table:table-cell table:style-name="ce2"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50</text:p>
          </table:table-cell>
          <table:table-cell table:style-name="ce3" office:value-type="string">
            <text:p>l</text:p>
          </table:table-cell>
          <table:table-cell table:number-columns-repeated="2" table:style-name="ce2" office:value-type="string">
            <text:p>le 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51</text:p>
          </table:table-cell>
          <table:table-cell table:style-name="ce3" office:value-type="string">
            <text:p>a</text:p>
          </table:table-cell>
          <table:table-cell table:style-name="ce2" table:number-columns-repeated="2"/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52</text:p>
          </table:table-cell>
          <table:table-cell table:style-name="ce3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53</text:p>
          </table:table-cell>
          <table:table-cell table:style-name="ce2" office:value-type="string">
            <text:p>et</text:p>
          </table:table-cell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54</text:p>
          </table:table-cell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office:value-type="string">
            <text:p>coper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55</text:p>
          </table:table-cell>
          <table:table-cell table:style-name="ce2"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 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56</text:p>
          </table:table-cell>
          <table:table-cell table:style-name="ce2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57</text:p>
          </table:table-cell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58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59</text:p>
          </table:table-cell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office:value-type="string">
            <text:p>böel</text:p>
          </table:table-cell>
          <table:table-cell office:value-type="string">
            <text:p>bö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60</text:p>
          </table:table-cell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61</text:p>
          </table:table-cell>
          <table:table-cell table:style-name="ce2"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62</text:p>
          </table:table-cell>
          <table:table-cell table:style-name="ce2"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>
            <text:p>V_w_000163</text:p>
          </table:table-cell>
          <table:table-cell table:number-columns-repeated="2" table:style-name="ce2" office:value-type="string">
            <text:p>hors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>
            <text:p>V_w_000164</text:p>
          </table:table-cell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table:number-columns-repeated="2"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>
            <text:p>V_w_000165</text:p>
          </table:table-cell>
          <table:table-cell table:style-name="ce2" office:value-type="string">
            <text:p>Mes</text:p>
          </table:table-cell>
          <table:table-cell office:value-type="string">
            <text:p>mais1</text:p>
          </table:table-cell>
          <table:table-cell table:style-name="ce2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66</text:p>
          </table:table-cell>
          <table:table-cell table:style-name="ce3" office:value-type="string">
            <text:p>i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/>
          <table:table-cell table:style-name="ce2" table:number-columns-repeated="2"/>
          <table:table-cell table:style-name="ce2" office:value-type="string">
            <text:p>I car élision du « l » → il ?</text:p>
          </table:table-cell>
        </table:table-row>
        <table:table-row table:style-name="ro1">
          <table:table-cell office:value-type="string">
            <text:p>V_w_000167</text:p>
          </table:table-cell>
          <table:table-cell table:style-name="ce2" office:value-type="string">
            <text:p>n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68</text:p>
          </table:table-cell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>
            <text:p>V_w_00016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170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171</text:p>
          </table:table-cell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72</text:p>
          </table:table-cell>
          <table:table-cell office:value-type="string">
            <text:p>maumis</text:p>
          </table:table-cell>
          <table:table-cell table:style-name="Default"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73</text:p>
          </table:table-cell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174</text:p>
          </table:table-cell>
          <table:table-cell table:style-name="ce3" office:value-type="string">
            <text:p>emperé</text:p>
          </table:table-cell>
          <table:table-cell table:style-name="Default" office:value-type="string">
            <text:p>emperer</text:p>
          </table:table-cell>
          <table:table-cell table:style-name="Default" office:value-type="string">
            <text:p>emperer</text:p>
          </table:table-cell>
          <table:table-cell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 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176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17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17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179</text:p>
          </table:table-cell>
          <table:table-cell office:value-type="string">
            <text:p>foison</text:p>
          </table:table-cell>
          <table:table-cell table:style-name="Default" office:value-type="string">
            <text:p>foison</text:p>
          </table:table-cell>
          <table:table-cell table:number-columns-repeated="2"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80</text:p>
          </table:table-cell>
          <table:table-cell office:value-type="string">
            <text:p>li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81</text:p>
          </table:table-cell>
          <table:table-cell office:value-type="string">
            <text:p>ist</text:p>
          </table:table-cell>
          <table:table-cell table:number-columns-repeated="2" table:style-name="Default" office:value-type="string">
            <text:p>issir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182</text:p>
          </table:table-cell>
          <table:table-cell office:value-type="string">
            <text:p>hors</text:p>
          </table:table-cell>
          <table:table-cell table:style-name="Default" office:value-type="string">
            <text:p>hors 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183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84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85</text:p>
          </table:table-cell>
          <table:table-cell office:value-type="string">
            <text:p>Oez</text:p>
          </table:table-cell>
          <table:table-cell table:style-name="Default" office:value-type="string">
            <text:p>oïr</text:p>
          </table:table-cell>
          <table:table-cell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186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187</text:p>
          </table:table-cell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Ici, dans app, « .Fierabras » (LI)</text:p>
          </table:table-cell>
        </table:table-row>
        <table:table-row table:style-name="ro1">
          <table:table-cell office:value-type="string">
            <text:p>V_w_000188</text:p>
          </table:table-cell>
          <table:table-cell office:value-type="string">
            <text:p>com</text:p>
          </table:table-cell>
          <table:table-cell table:style-name="Default" office:value-type="string">
            <text:p>come1</text:p>
          </table:table-cell>
          <table:table-cell table:number-columns-repeated="2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189</text:p>
          </table:table-cell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190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19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192</text:p>
          </table:table-cell>
          <table:table-cell office:value-type="string">
            <text:p>fierté</text:p>
          </table:table-cell>
          <table:table-cell table:style-name="Default" office:value-type="string">
            <text:p>fierté</text:p>
          </table:table-cell>
          <table:table-cell table:number-columns-repeated="2"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93</text:p>
          </table:table-cell>
          <table:table-cell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194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195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96</text:p>
          </table:table-cell>
          <table:table-cell table:number-columns-repeated="4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197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198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199</text:p>
          </table:table-cell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00</text:p>
          </table:table-cell>
          <table:table-cell office:value-type="string">
            <text:p>regardé</text:p>
          </table:table-cell>
          <table:table-cell table:number-columns-repeated="3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01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02</text:p>
          </table:table-cell>
          <table:table-cell office:value-type="string">
            <text:p>damedex</text:p>
          </table:table-cell>
          <table:table-cell table:style-name="Default" office:value-type="string">
            <text:p>damnedeu</text:p>
          </table:table-cell>
          <table:table-cell table:style-name="Default" office:value-type="string">
            <text:p>damnedeu</text:p>
          </table:table-cell>
          <table:table-cell office:value-type="string">
            <text:p>Damned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03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204</text:p>
          </table:table-cell>
          <table:table-cell office:value-type="string">
            <text:p>membre</text:p>
          </table:table-cell>
          <table:table-cell table:style-name="Default" office:value-type="string">
            <text:p>membre</text:p>
          </table:table-cell>
          <table:table-cell table:number-columns-repeated="2"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Dieu li membre » apparaît au lemme « membre » du Tobler.</text:p>
          </table:table-cell>
        </table:table-row>
        <table:table-row table:style-name="ro1">
          <table:table-cell office:value-type="string">
            <text:p>V_w_00020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06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07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08</text:p>
          </table:table-cell>
          <table:table-cell office:value-type="string">
            <text:p>trinite</text:p>
          </table:table-cell>
          <table:table-cell table:style-name="Default" office:value-type="string">
            <text:p>trinité</text:p>
          </table:table-cell>
          <table:table-cell table:number-columns-repeated="2"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09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10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11</text:p>
          </table:table-cell>
          <table:table-cell office:value-type="string">
            <text:p>saint</text:p>
          </table:table-cell>
          <table:table-cell table:style-name="Default"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>
            <text:p>V_w_000212</text:p>
          </table:table-cell>
          <table:table-cell office:value-type="string">
            <text:p>esperit</text:p>
          </table:table-cell>
          <table:table-cell table:style-name="Default"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>
            <text:p>V_w_000213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14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215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16</text:p>
          </table:table-cell>
          <table:table-cell office:value-type="string">
            <text:p>alumé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17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18</text:p>
          </table:table-cell>
          <table:table-cell office:value-type="string">
            <text:p>apela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19</text:p>
          </table:table-cell>
          <table:table-cell office:value-type="string">
            <text:p>merci</text:p>
          </table:table-cell>
          <table:table-cell table:style-name="Default" office:value-type="string">
            <text:p>merci 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20</text:p>
          </table:table-cell>
          <table:table-cell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221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22</text:p>
          </table:table-cell>
          <table:table-cell office:value-type="string">
            <text:p>crié</text:p>
          </table:table-cell>
          <table:table-cell table:style-name="Default" office:value-type="string">
            <text:p>crïer</text:p>
          </table:table-cell>
          <table:table-cell office:value-type="string">
            <text:p>crïer</text:p>
          </table:table-cell>
          <table:table-cell office:value-type="string">
            <text:p>crï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23</text:p>
          </table:table-cell>
          <table:table-cell office:value-type="string">
            <text:p>Gentix</text:p>
          </table:table-cell>
          <table:table-cell table:number-columns-repeated="3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224</text:p>
          </table:table-cell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25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26</text:p>
          </table:table-cell>
          <table:table-cell office:value-type="string">
            <text:p>bonhiere</text:p>
          </table:table-cell>
          <table:table-cell table:style-name="Default" office:value-type="string">
            <text:p>bonëur</text:p>
          </table:table-cell>
          <table:table-cell table:style-name="Default" office:value-type="string">
            <text:p>bonëur</text:p>
          </table:table-cell>
          <table:table-cell office:value-type="string">
            <text:p>bon+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>
            <text:p>V_w_00022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228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29</text:p>
          </table:table-cell>
          <table:table-cell table:style-name="ce3"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>
            <text:p>V_w_000230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31</text:p>
          </table:table-cell>
          <table:table-cell office:value-type="string">
            <text:p>dé</text:p>
          </table:table-cell>
          <table:table-cell table:number-columns-repeated="2" table:style-name="Default" office:value-type="string">
            <text:p>dieu 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32</text:p>
          </table:table-cell>
          <table:table-cell office:value-type="string">
            <text:p>Si</text:p>
          </table:table-cell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233</text:p>
          </table:table-cell>
          <table:table-cell table:style-name="ce2"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1">
          <table:table-cell office:value-type="string">
            <text:p>V_w_000234</text:p>
          </table:table-cell>
          <table:table-cell table:style-name="ce2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235</text:p>
          </table:table-cell>
          <table:table-cell office:value-type="string">
            <text:p>iroi</text:p>
          </table:table-cell>
          <table:table-cell table:style-name="Default" office:value-type="string">
            <text:p>aler <text:s text:c="3"/>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37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38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239</text:p>
          </table:table-cell>
          <table:table-cell table:number-columns-repeated="4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240</text:p>
          </table:table-cell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241</text:p>
          </table:table-cell>
          <table:table-cell office:value-type="string">
            <text:p>coroné</text:p>
          </table:table-cell>
          <table:table-cell table:style-name="Default" office:value-type="string">
            <text:p>coroner</text:p>
          </table:table-cell>
          <table:table-cell table:number-columns-repeated="2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42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43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44</text:p>
          </table:table-cell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45</text:p>
          </table:table-cell>
          <table:table-cell office:value-type="string">
            <text:p>creanc</text:p>
          </table:table-cell>
          <table:table-cell table:number-columns-repeated="2" table:style-name="Default" office:value-type="string">
            <text:p>crëanter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4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24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48</text:p>
          </table:table-cell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49</text:p>
          </table:table-cell>
          <table:table-cell office:value-type="string">
            <text:p>me</text:p>
          </table:table-cell>
          <table:table-cell table:style-name="Default" office:value-type="string">
            <text:p>mon1</text:p>
          </table:table-cell>
          <table:table-cell table:number-columns-repeated="2"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0</text:p>
          </table:table-cell>
          <table:table-cell office:value-type="string">
            <text:p>leauté</text:p>
          </table:table-cell>
          <table:table-cell table:style-name="Default" office:value-type="string">
            <text:p>lëauter</text:p>
          </table:table-cell>
          <table:table-cell table:number-columns-repeated="2"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252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53</text:p>
          </table:table-cell>
          <table:table-cell office:value-type="string">
            <text:p>tendroi</text:p>
          </table:table-cell>
          <table:table-cell table:number-columns-repeated="2" office:value-type="string">
            <text:p>tenir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5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5</text:p>
          </table:table-cell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6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57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8</text:p>
          </table:table-cell>
          <table:table-cell office:value-type="string">
            <text:p>crestienté</text:p>
          </table:table-cell>
          <table:table-cell table:number-columns-repeated="3"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59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60</text:p>
          </table:table-cell>
          <table:table-cell office:value-type="string">
            <text:p>rendroi</text:p>
          </table:table-cell>
          <table:table-cell office:value-type="string">
            <text:p>rendre</text:p>
          </table:table-cell>
          <table:table-cell table:style-name="Default" office:value-type="string">
            <text:p>rendr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61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62</text:p>
          </table:table-cell>
          <table:table-cell office:value-type="string">
            <text:p>corone</text:p>
          </table:table-cell>
          <table:table-cell table:style-name="Default" office:value-type="string">
            <text:p>corone </text:p>
          </table:table-cell>
          <table:table-cell office:value-type="string">
            <text:p>coro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63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64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265</text:p>
          </table:table-cell>
          <table:table-cell office:value-type="string">
            <text:p>sine</text:p>
          </table:table-cell>
          <table:table-cell table:number-columns-repeated="2" table:style-name="Default" office:value-type="string">
            <text:p>signe2</text:p>
          </table:table-cell>
          <table:table-cell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66</text:p>
          </table:table-cell>
          <table:table-cell office:value-type="string">
            <text:p>aouré</text:p>
          </table:table-cell>
          <table:table-cell table:number-columns-repeated="2" table:style-name="Default" office:value-type="string">
            <text:p>aorer2</text:p>
          </table:table-cell>
          <table:table-cell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67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268</text:p>
          </table:table-cell>
          <table:table-cell office:value-type="string">
            <text:p>les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69</text:p>
          </table:table-cell>
          <table:table-cell office:value-type="string">
            <text:p>dives</text:p>
          </table:table-cell>
          <table:table-cell table:number-columns-repeated="2" table:style-name="Default" office:value-type="string">
            <text:p>devin</text:p>
          </table:table-cell>
          <table:table-cell office:value-type="string">
            <text:p>devin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270</text:p>
          </table:table-cell>
          <table:table-cell office:value-type="string">
            <text:p>reliques</text:p>
          </table:table-cell>
          <table:table-cell table:style-name="Default" office:value-type="string">
            <text:p>relique</text:p>
          </table:table-cell>
          <table:table-cell table:number-columns-repeated="2"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71</text:p>
          </table:table-cell>
          <table:table-cell office:value-type="string">
            <text:p>dom</text:p>
          </table:table-cell>
          <table:table-cell office:value-type="string">
            <text:p>dont</text:p>
          </table:table-cell>
          <table:table-cell table:style-name="Default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27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273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74</text:p>
          </table:table-cell>
          <table:table-cell table:number-columns-repeated="4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75</text:p>
          </table:table-cell>
          <table:table-cell office:value-type="string">
            <text:p>planté</text:p>
          </table:table-cell>
          <table:table-cell office:value-type="string">
            <text:p>planter1</text:p>
          </table:table-cell>
          <table:table-cell table:style-name="Default" office:value-type="string">
            <text:p>planter1</text:p>
          </table:table-cell>
          <table:table-cell office:value-type="string">
            <text:p>pl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76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77</text:p>
          </table:table-cell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table:number-columns-repeated="2" office:value-type="string">
            <text:p>coi2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78</text:p>
          </table:table-cell>
          <table:table-cell office:value-type="string">
            <text:p>les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79</text:p>
          </table:table-cell>
          <table:table-cell office:value-type="string">
            <text:p>pri</text:p>
          </table:table-cell>
          <table:table-cell office:value-type="string">
            <text:p>priier</text:p>
          </table:table-cell>
          <table:table-cell table:style-name="Default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80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81</text:p>
          </table:table-cell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282</text:p>
          </table:table-cell>
          <table:table-cell office:value-type="string">
            <text:p>chaetif</text:p>
          </table:table-cell>
          <table:table-cell table:style-name="Default" office:value-type="string">
            <text:p>chaitif</text:p>
          </table:table-cell>
          <table:table-cell table:style-name="Default" office:value-type="string">
            <text:p>chaitif</text:p>
          </table:table-cell>
          <table:table-cell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0283</text:p>
          </table:table-cell>
          <table:table-cell office:value-type="string">
            <text:p>maleuré</text:p>
          </table:table-cell>
          <table:table-cell table:style-name="Default" office:value-type="string">
            <text:p>malëuré</text:p>
          </table:table-cell>
          <table:table-cell table:style-name="Default" office:value-type="string">
            <text:p>malëuré</text:p>
          </table:table-cell>
          <table:table-cell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0284</text:p>
          </table:table-cell>
          <table:table-cell office:value-type="string">
            <text:p>honte</text:p>
          </table:table-cell>
          <table:table-cell table:style-name="Default" office:value-type="string">
            <text:p>honte</text:p>
          </table:table-cell>
          <table:table-cell table:number-columns-repeated="2"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85</text:p>
          </table:table-cell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1">
          <table:table-cell office:value-type="string">
            <text:p>V_w_000286</text:p>
          </table:table-cell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28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88</text:p>
          </table:table-cell>
          <table:table-cell office:value-type="string">
            <text:p>venue</text:p>
          </table:table-cell>
          <table:table-cell table:number-columns-repeated="3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89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90</text:p>
          </table:table-cell>
          <table:table-cell office:value-type="string">
            <text:p>so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291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92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table:number-columns-repeated="2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29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94</text:p>
          </table:table-cell>
          <table:table-cell office:value-type="string">
            <text:p>gentis</text:p>
          </table:table-cell>
          <table:table-cell table:number-columns-repeated="3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295</text:p>
          </table:table-cell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table:number-columns-repeated="2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296</text:p>
          </table:table-cell>
          <table:table-cell office:value-type="string">
            <text:p>aiez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29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298</text:p>
          </table:table-cell>
          <table:table-cell office:value-type="string">
            <text:p>moi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299</text:p>
          </table:table-cell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table:number-columns-repeated="2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00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301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02</text:p>
          </table:table-cell>
          <table:table-cell office:value-type="string">
            <text:p>mer</text:p>
          </table:table-cell>
          <table:table-cell table:number-columns-repeated="2" table:style-name="Default"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03</text:p>
          </table:table-cell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04</text:p>
          </table:table-cell>
          <table:table-cell table:number-columns-repeated="4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30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07</text:p>
          </table:table-cell>
          <table:table-cell office:value-type="string">
            <text:p>reprové</text:p>
          </table:table-cell>
          <table:table-cell table:style-name="Default" office:value-type="string">
            <text:p>reprover</text:p>
          </table:table-cell>
          <table:table-cell table:number-columns-repeated="2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n|r</text:p>
          </table:table-cell>
          <table:table-cell/>
        </table:table-row>
        <table:table-row table:style-name="ro1">
          <table:table-cell office:value-type="string">
            <text:p>V_w_000308</text:p>
          </table:table-cell>
          <table:table-cell office:value-type="string">
            <text:p>Ber</text:p>
          </table:table-cell>
          <table:table-cell office:value-type="string">
            <text:p>baron</text:p>
          </table:table-cell>
          <table:table-cell table:style-name="Default" office:value-type="string">
            <text:p>baro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09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 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310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1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312</text:p>
          </table:table-cell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1">
          <table:table-cell office:value-type="string">
            <text:p>V_w_000313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314</text:p>
          </table:table-cell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15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16</text:p>
          </table:table-cell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1">
          <table:table-cell office:value-type="string">
            <text:p>V_w_000317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318</text:p>
          </table:table-cell>
          <table:table-cell office:value-type="string">
            <text:p>verras</text:p>
          </table:table-cell>
          <table:table-cell table:number-columns-repeated="3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19</text:p>
          </table:table-cell>
          <table:table-cell office:value-type="string">
            <text:p>versé</text:p>
          </table:table-cell>
          <table:table-cell table:number-columns-repeated="2" table:style-name="Default" office:value-type="string">
            <text:p>verser1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2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321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22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2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24</text:p>
          </table:table-cell>
          <table:table-cell office:value-type="string">
            <text:p>si</text:p>
          </table:table-cell>
          <table:table-cell table:style-name="Default" office:value-type="string">
            <text:p>si 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25</text:p>
          </table:table-cell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26</text:p>
          </table:table-cell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table:number-columns-repeated="2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27</text:p>
          </table:table-cell>
          <table:table-cell office:value-type="string">
            <text:p>ploré</text:p>
          </table:table-cell>
          <table:table-cell table:style-name="Default" office:value-type="string">
            <text:p>plorer</text:p>
          </table:table-cell>
          <table:table-cell table:number-columns-repeated="2" office:value-type="string">
            <text:p>p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ppe</text:p>
          </table:table-cell>
          <table:table-cell table:style-name="ce2" office:value-type="string">
            <text:p>s|m|r</text:p>
          </table:table-cell>
          <table:table-cell office:value-type="string">
            <text:p>VERppe → manque a ? ou conj ? (LI)</text:p>
          </table:table-cell>
        </table:table-row>
        <table:table-row table:style-name="ro1">
          <table:table-cell office:value-type="string">
            <text:p>V_w_000328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 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29</text:p>
          </table:table-cell>
          <table:table-cell table:number-columns-repeated="2" office:value-type="string">
            <text:p>soz</text:p>
          </table:table-cell>
          <table:table-cell table:style-name="Default" office:value-type="string">
            <text:p>so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30</text:p>
          </table:table-cell>
          <table:table-cell office:value-type="string">
            <text:p>l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31</text:p>
          </table:table-cell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table:number-columns-repeated="2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32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33</text:p>
          </table:table-cell>
          <table:table-cell office:value-type="string">
            <text:p>chouche</text:p>
          </table:table-cell>
          <table:table-cell table:number-columns-repeated="2" table:style-name="Default"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34</text:p>
          </table:table-cell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table:number-columns-repeated="2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3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336</text:p>
          </table:table-cell>
          <table:table-cell office:value-type="string">
            <text:p>soëf</text:p>
          </table:table-cell>
          <table:table-cell table:number-columns-repeated="2" table:style-name="Default"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37</text:p>
          </table:table-cell>
          <table:table-cell office:value-type="string">
            <text:p>vaincue</text:p>
          </table:table-cell>
          <table:table-cell table:style-name="Default" office:value-type="string">
            <text:p>veintre</text:p>
          </table:table-cell>
          <table:table-cell table:number-columns-repeated="2"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3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39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40</text:p>
          </table:table-cell>
          <table:table-cell table:number-columns-repeated="4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41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342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43</text:p>
          </table:table-cell>
          <table:table-cell table:number-columns-repeated="4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0344</text:p>
          </table:table-cell>
          <table:table-cell office:value-type="string">
            <text:p>afinez</text:p>
          </table:table-cell>
          <table:table-cell table:number-columns-repeated="2" table:style-name="Default" office:value-type="string">
            <text:p>afiner1</text:p>
          </table:table-cell>
          <table:table-cell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45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46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47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348</text:p>
          </table:table-cell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349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50</text:p>
          </table:table-cell>
          <table:table-cell table:number-columns-repeated="4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51</text:p>
          </table:table-cell>
          <table:table-cell office:value-type="string">
            <text:p>estoi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52</text:p>
          </table:table-cell>
          <table:table-cell office:value-type="string">
            <text:p>nafrez</text:p>
          </table:table-cell>
          <table:table-cell table:number-columns-repeated="3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53</text:p>
          </table:table-cell>
          <table:table-cell office:value-type="string">
            <text:p>Devant</text:p>
          </table:table-cell>
          <table:table-cell office:value-type="string">
            <text:p>devant</text:p>
          </table:table-cell>
          <table:table-cell table:style-name="Default" office:value-type="string">
            <text:p>devant</text:p>
          </table:table-cell>
          <table:table-cell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5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355</text:p>
          </table:table-cell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56</text:p>
          </table:table-cell>
          <table:table-cell office:value-type="string">
            <text:p>choucha</text:p>
          </table:table-cell>
          <table:table-cell table:number-columns-repeated="2" table:style-name="Default"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57</text:p>
          </table:table-cell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table:number-columns-repeated="2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58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359</text:p>
          </table:table-cell>
          <table:table-cell office:value-type="string">
            <text:p>soef</text:p>
          </table:table-cell>
          <table:table-cell table:style-name="Default" office:value-type="string">
            <text:p>söef</text:p>
          </table:table-cell>
          <table:table-cell table:number-columns-repeated="2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60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61</text:p>
          </table:table-cell>
          <table:table-cell table:number-columns-repeated="4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62</text:p>
          </table:table-cell>
          <table:table-cell office:value-type="string">
            <text:p>peu</text:p>
          </table:table-cell>
          <table:table-cell table:style-name="Default" office:value-type="string">
            <text:p>poi</text:p>
          </table:table-cell>
          <table:table-cell table:number-columns-repeated="2" office:value-type="string">
            <text:p>poi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63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64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65</text:p>
          </table:table-cell>
          <table:table-cell office:value-type="string">
            <text:p>bliaut</text:p>
          </table:table-cell>
          <table:table-cell table:style-name="Default" office:value-type="string">
            <text:p>blïaut</text:p>
          </table:table-cell>
          <table:table-cell table:number-columns-repeated="2"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66</text:p>
          </table:table-cell>
          <table:table-cell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367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68</text:p>
          </table:table-cell>
          <table:table-cell office:value-type="string">
            <text:p>bende</text:p>
          </table:table-cell>
          <table:table-cell table:style-name="Default" office:value-type="string">
            <text:p>bender</text:p>
          </table:table-cell>
          <table:table-cell table:number-columns-repeated="2"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69</text:p>
          </table:table-cell>
          <table:table-cell office:value-type="string">
            <text:p>les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70</text:p>
          </table:table-cell>
          <table:table-cell office:value-type="string">
            <text:p>costez</text:p>
          </table:table-cell>
          <table:table-cell table:number-columns-repeated="3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7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72</text:p>
          </table:table-cell>
          <table:table-cell office:value-type="string">
            <text:p>dis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73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7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375</text:p>
          </table:table-cell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76</text:p>
          </table:table-cell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number-columns-repeated="2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77</text:p>
          </table:table-cell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379</text:p>
          </table:table-cell>
          <table:table-cell office:value-type="string">
            <text:p>portez</text:p>
          </table:table-cell>
          <table:table-cell table:number-columns-repeated="3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380</text:p>
          </table:table-cell>
          <table:table-cell table:number-columns-repeated="4"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81</text:p>
          </table:table-cell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1">
          <table:table-cell office:value-type="string">
            <text:p>V_w_000382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383</text:p>
          </table:table-cell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84</text:p>
          </table:table-cell>
          <table:table-cell office:value-type="string">
            <text:p>baptizier</text:p>
          </table:table-cell>
          <table:table-cell table:number-columns-repeated="3"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38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386</text:p>
          </table:table-cell>
          <table:table-cell table:number-columns-repeated="4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387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388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89</text:p>
          </table:table-cell>
          <table:table-cell office:value-type="string">
            <text:p>mer</text:p>
          </table:table-cell>
          <table:table-cell table:number-columns-repeated="2" table:style-name="Default"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90</text:p>
          </table:table-cell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391</text:p>
          </table:table-cell>
          <table:table-cell table:number-columns-repeated="4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9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393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94</text:p>
          </table:table-cell>
          <table:table-cell office:value-type="string">
            <text:p>reprovez</text:p>
          </table:table-cell>
          <table:table-cell table:style-name="Default" office:value-type="string">
            <text:p>reprover</text:p>
          </table:table-cell>
          <table:table-cell table:number-columns-repeated="2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95</text:p>
          </table:table-cell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396</text:p>
          </table:table-cell>
          <table:table-cell office:value-type="string">
            <text:p>dis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397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98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399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0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01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402</text:p>
          </table:table-cell>
          <table:table-cell office:value-type="string">
            <text:p>pensez</text:p>
          </table:table-cell>
          <table:table-cell table:number-columns-repeated="2" table:style-name="Default" office:value-type="string">
            <text:p>pensé</text:p>
          </table:table-cell>
          <table:table-cell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1">
          <table:table-cell office:value-type="string">
            <text:p>V_w_000403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04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05</text:p>
          </table:table-cell>
          <table:table-cell office:value-type="string">
            <text:p>moi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406</text:p>
          </table:table-cell>
          <table:table-cell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1">
          <table:table-cell office:value-type="string">
            <text:p>V_w_000407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408</text:p>
          </table:table-cell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409</text:p>
          </table:table-cell>
          <table:table-cell office:value-type="string">
            <text:p>chargiez</text:p>
          </table:table-cell>
          <table:table-cell table:style-name="Default" office:value-type="string">
            <text:p>chargier</text:p>
          </table:table-cell>
          <table:table-cell table:number-columns-repeated="2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1">
          <table:table-cell office:value-type="string">
            <text:p>V_w_000410</text:p>
          </table:table-cell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411</text:p>
          </table:table-cell>
          <table:table-cell office:value-type="string">
            <text:p>remuez</text:p>
          </table:table-cell>
          <table:table-cell table:number-columns-repeated="3"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1">
          <table:table-cell office:value-type="string">
            <text:p>V_w_00041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13</text:p>
          </table:table-cell>
          <table:table-cell office:value-type="string">
            <text:p>sarrasins</text:p>
          </table:table-cell>
          <table:table-cell table:style-name="Default" office:value-type="string">
            <text:p>sarrasin</text:p>
          </table:table-cell>
          <table:table-cell table:number-columns-repeated="2"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14</text:p>
          </table:table-cell>
          <table:table-cell office:value-type="string">
            <text:p>s</text:p>
          </table:table-cell>
          <table:table-cell table:number-columns-repeated="2"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15</text:p>
          </table:table-cell>
          <table:table-cell office:value-type="string">
            <text:p>esforce</text:p>
          </table:table-cell>
          <table:table-cell table:style-name="Default" office:value-type="string">
            <text:p>esforcier</text:p>
          </table:table-cell>
          <table:table-cell office:value-type="string">
            <text:p>esforcier</text:p>
          </table:table-cell>
          <table:table-cell office:value-type="string">
            <text:p>esforc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16</text:p>
          </table:table-cell>
          <table:table-cell office:value-type="string">
            <text:p>pres</text:p>
          </table:table-cell>
          <table:table-cell table:number-columns-repeated="3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1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18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4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20</text:p>
          </table:table-cell>
          <table:table-cell office:value-type="string">
            <text:p>alez</text:p>
          </table:table-cell>
          <table:table-cell table:number-columns-repeated="3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21</text:p>
          </table:table-cell>
          <table:table-cell office:value-type="string">
            <text:p>adonques</text:p>
          </table:table-cell>
          <table:table-cell table:style-name="Default" office:value-type="string">
            <text:p>adonc</text:p>
          </table:table-cell>
          <table:table-cell table:number-columns-repeated="2"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423</text:p>
          </table:table-cell>
          <table:table-cell office:value-type="string">
            <text:p>asis</text:p>
          </table:table-cell>
          <table:table-cell table:number-columns-repeated="2" table:style-name="Default" office:value-type="string">
            <text:p>asseoir</text:p>
          </table:table-cell>
          <table:table-cell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24</text:p>
          </table:table-cell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table:number-columns-repeated="2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25</text:p>
          </table:table-cell>
          <table:table-cell table:number-columns-repeated="2" office:value-type="string">
            <text:p>lez</text:p>
          </table:table-cell>
          <table:table-cell table:style-name="Default" office:value-type="string">
            <text:p>lez</text:p>
          </table:table-cell>
          <table:table-cell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26</text:p>
          </table:table-cell>
          <table:table-cell office:value-type="string">
            <text:p>alez</text:p>
          </table:table-cell>
          <table:table-cell table:number-columns-repeated="2" table:style-name="ce3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27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28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29</text:p>
          </table:table-cell>
          <table:table-cell office:value-type="string">
            <text:p>alixandre</text:p>
          </table:table-cell>
          <table:table-cell table:number-columns-repeated="2" table:style-name="ce4"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30</text:p>
          </table:table-cell>
          <table:table-cell office:value-type="string">
            <text:p>veis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1">
          <table:table-cell office:value-type="string">
            <text:p>V_w_000431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32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34</text:p>
          </table:table-cell>
          <table:table-cell office:value-type="string">
            <text:p>alez</text:p>
          </table:table-cell>
          <table:table-cell table:number-columns-repeated="3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35</text:p>
          </table:table-cell>
          <table:table-cell office:value-type="string">
            <text:p>Doucement</text:p>
          </table:table-cell>
          <table:table-cell table:number-columns-repeated="2" table:style-name="Default" office:value-type="string">
            <text:p>doucement</text:p>
          </table:table-cell>
          <table:table-cell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« douz ».</text:p>
          </table:table-cell>
        </table:table-row>
        <table:table-row table:style-name="ro1">
          <table:table-cell office:value-type="string">
            <text:p>V_w_000436</text:p>
          </table:table-cell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37</text:p>
          </table:table-cell>
          <table:table-cell office:value-type="string">
            <text:p>pria</text:p>
          </table:table-cell>
          <table:table-cell table:number-columns-repeated="3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38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39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440</text:p>
          </table:table-cell>
          <table:table-cell office:value-type="string">
            <text:p>humilitez</text:p>
          </table:table-cell>
          <table:table-cell table:style-name="Default" office:value-type="string">
            <text:p>umelité</text:p>
          </table:table-cell>
          <table:table-cell table:number-columns-repeated="2"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41</text:p>
          </table:table-cell>
          <table:table-cell office:value-type="string">
            <text:p>Gentis</text:p>
          </table:table-cell>
          <table:table-cell office:value-type="string">
            <text:p>gentil</text:p>
          </table:table-cell>
          <table:table-cell table:style-name="Default" office:value-type="string">
            <text:p>gentil</text:p>
          </table:table-cell>
          <table:table-cell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442</text:p>
          </table:table-cell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4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4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45</text:p>
          </table:table-cell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446</text:p>
          </table:table-cell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number-columns-repeated="2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47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4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449</text:p>
          </table:table-cell>
          <table:table-cell office:value-type="string">
            <text:p>portez</text:p>
          </table:table-cell>
          <table:table-cell table:number-columns-repeated="3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450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table:style-name="Default"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51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52</text:p>
          </table:table-cell>
          <table:table-cell office:value-type="string">
            <text:p>pres</text:p>
          </table:table-cell>
          <table:table-cell table:number-columns-repeated="3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53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54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55</text:p>
          </table:table-cell>
          <table:table-cell office:value-type="string">
            <text:p>fin</text:p>
          </table:table-cell>
          <table:table-cell table:style-name="Default" office:value-type="string">
            <text:p>fin1</text:p>
          </table:table-cell>
          <table:table-cell office:value-type="string">
            <text:p>fin1|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56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57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459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table:style-name="Default" office:value-type="string">
            <text:p>cuer2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60</text:p>
          </table:table-cell>
          <table:table-cell office:value-type="string">
            <text:p>crevez</text:p>
          </table:table-cell>
          <table:table-cell table:style-name="Default" office:value-type="string">
            <text:p>crever</text:p>
          </table:table-cell>
          <table:table-cell table:number-columns-repeated="2"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461</text:p>
          </table:table-cell>
          <table:table-cell office:value-type="string">
            <text:p>voit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1">
          <table:table-cell office:value-type="string">
            <text:p>V_w_000462</text:p>
          </table:table-cell>
          <table:table-cell table:number-columns-repeated="4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63</text:p>
          </table:table-cell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64</text:p>
          </table:table-cell>
          <table:table-cell office:value-type="string">
            <text:p>destries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65</text:p>
          </table:table-cell>
          <table:table-cell office:value-type="string">
            <text:p>coranz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66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467</text:p>
          </table:table-cell>
          <table:table-cell office:value-type="string">
            <text:p>abrivez</text:p>
          </table:table-cell>
          <table:table-cell table:style-name="Default" office:value-type="string">
            <text:p>abriver</text:p>
          </table:table-cell>
          <table:table-cell table:number-columns-repeated="2"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68</text:p>
          </table:table-cell>
          <table:table-cell office:value-type="string">
            <text:p>va</text:p>
          </table:table-cell>
          <table:table-cell table:number-columns-repeated="3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69</text:p>
          </table:table-cell>
          <table:table-cell office:value-type="string">
            <text:p>pren</text:p>
          </table:table-cell>
          <table:table-cell table:number-columns-repeated="3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70</text:p>
          </table:table-cell>
          <table:table-cell table:number-columns-repeated="4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71</text:p>
          </table:table-cell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72</text:p>
          </table:table-cell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73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74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75</text:p>
          </table:table-cell>
          <table:table-cell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76</text:p>
          </table:table-cell>
          <table:table-cell office:value-type="string">
            <text:p>aregnie</text:p>
          </table:table-cell>
          <table:table-cell table:number-columns-repeated="2" table:style-name="Default" office:value-type="string">
            <text:p>aresner</text:p>
          </table:table-cell>
          <table:table-cell office:value-type="string">
            <text:p>ares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0477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78</text:p>
          </table:table-cell>
          <table:table-cell office:value-type="string">
            <text:p>monte</text:p>
          </table:table-cell>
          <table:table-cell table:number-columns-repeated="3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79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80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81</text:p>
          </table:table-cell>
          <table:table-cell office:value-type="string">
            <text:p>estriu</text:p>
          </table:table-cell>
          <table:table-cell table:number-columns-repeated="3"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82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83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8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8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86</text:p>
          </table:table-cell>
          <table:table-cell office:value-type="string">
            <text:p>painturez</text:p>
          </table:table-cell>
          <table:table-cell table:number-columns-repeated="2" table:style-name="Default" office:value-type="string">
            <text:p>peinturer</text:p>
          </table:table-cell>
          <table:table-cell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487</text:p>
          </table:table-cell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488</text:p>
          </table:table-cell>
          <table:table-cell office:value-type="string">
            <text:p>vien</text:p>
          </table:table-cell>
          <table:table-cell table:number-columns-repeated="3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89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90</text:p>
          </table:table-cell>
          <table:table-cell office:value-type="string">
            <text:p>davant</text:p>
          </table:table-cell>
          <table:table-cell table:number-columns-repeated="3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91</text:p>
          </table:table-cell>
          <table:table-cell office:value-type="string">
            <text:p>moi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492</text:p>
          </table:table-cell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493</text:p>
          </table:table-cell>
          <table:table-cell table:number-columns-repeated="4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94</text:p>
          </table:table-cell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table:number-columns-repeated="2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95</text:p>
          </table:table-cell>
          <table:table-cell office:value-type="string">
            <text:p>ram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49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497</text:p>
          </table:table-cell>
          <table:table-cell office:value-type="string">
            <text:p>me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498</text:p>
          </table:table-cell>
          <table:table-cell office:value-type="string">
            <text:p>porras</text:p>
          </table:table-cell>
          <table:table-cell table:number-columns-repeated="3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499</text:p>
          </table:table-cell>
          <table:table-cell table:number-columns-repeated="4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500</text:p>
          </table:table-cell>
          <table:table-cell office:value-type="string">
            <text:p>es</text:p>
          </table:table-cell>
          <table:table-cell table:number-columns-repeated="2" table:style-name="ce3" office:value-type="string">
            <text:p>en1+le|es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« es ».</text:p>
          </table:table-cell>
        </table:table-row>
        <table:table-row table:style-name="ro1">
          <table:table-cell office:value-type="string">
            <text:p>V_w_000501</text:p>
          </table:table-cell>
          <table:table-cell office:value-type="string">
            <text:p>loges</text:p>
          </table:table-cell>
          <table:table-cell table:number-columns-repeated="2" table:style-name="Default" office:value-type="string">
            <text:p>loge</text:p>
          </table:table-cell>
          <table:table-cell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02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503</text:p>
          </table:table-cell>
          <table:table-cell office:value-type="string">
            <text:p>a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04</text:p>
          </table:table-cell>
          <table:table-cell office:value-type="string">
            <text:p>tref</text:p>
          </table:table-cell>
          <table:table-cell table:number-columns-repeated="2" table:style-name="Default" office:value-type="string">
            <text:p>tref1</text:p>
          </table:table-cell>
          <table:table-cell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0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506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07</text:p>
          </table:table-cell>
          <table:table-cell office:value-type="string">
            <text:p>emporte</text:p>
          </table:table-cell>
          <table:table-cell table:number-columns-repeated="2" table:style-name="Default" office:value-type="string">
            <text:p>emporter2</text:p>
          </table:table-cell>
          <table:table-cell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08</text:p>
          </table:table-cell>
          <table:table-cell office:value-type="string">
            <text:p>plorance</text:p>
          </table:table-cell>
          <table:table-cell table:number-columns-repeated="2" table:style-name="Default" office:value-type="string">
            <text:p>plorance</text:p>
          </table:table-cell>
          <table:table-cell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09</text:p>
          </table:table-cell>
          <table:table-cell table:number-columns-repeated="4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10</text:p>
          </table:table-cell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511</text:p>
          </table:table-cell>
          <table:table-cell office:value-type="string">
            <text:p>poise</text:p>
          </table:table-cell>
          <table:table-cell table:style-name="Default" office:value-type="string">
            <text:p>peser</text:p>
          </table:table-cell>
          <table:table-cell table:number-columns-repeated="2"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1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13</text:p>
          </table:table-cell>
          <table:table-cell office:value-type="string">
            <text:p>moulez</text:p>
          </table:table-cell>
          <table:table-cell table:number-columns-repeated="2" table:style-name="Default" office:value-type="string">
            <text:p>moller</text:p>
          </table:table-cell>
          <table:table-cell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514</text:p>
          </table:table-cell>
          <table:table-cell office:value-type="string">
            <text:p>Lors</text:p>
          </table:table-cell>
          <table:table-cell office:value-type="string">
            <text:p>lors</text:p>
          </table:table-cell>
          <table:table-cell table:style-name="Default"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15</text:p>
          </table:table-cell>
          <table:table-cell office:value-type="string">
            <text:p>aras</text:p>
          </table:table-cell>
          <table:table-cell table:style-name="Default" office:value-type="string">
            <text:p>avoir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16</text:p>
          </table:table-cell>
          <table:table-cell office:value-type="string">
            <text:p>.iiii.</text:p>
          </table:table-cell>
          <table:table-cell office:value-type="string">
            <text:p>catre</text:p>
          </table:table-cell>
          <table:table-cell table:style-name="Default" office:value-type="string">
            <text:p>c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17</text:p>
          </table:table-cell>
          <table:table-cell office:value-type="string">
            <text:p>espees</text:p>
          </table:table-cell>
          <table:table-cell table:number-columns-repeated="3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18</text:p>
          </table:table-cell>
          <table:table-cell office:value-type="string">
            <text:p>onques</text:p>
          </table:table-cell>
          <table:table-cell table:number-columns-repeated="3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19</text:p>
          </table:table-cell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table:number-columns-repeated="2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20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521</text:p>
          </table:table-cell>
          <table:table-cell office:value-type="string">
            <text:p>vit</text:p>
          </table:table-cell>
          <table:table-cell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22</text:p>
          </table:table-cell>
          <table:table-cell office:value-type="string">
            <text:p>tex</text:p>
          </table:table-cell>
          <table:table-cell table:style-name="Default" office:value-type="string">
            <text:p>tel </text:p>
          </table:table-cell>
          <table:table-cell table:number-columns-repeated="2"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523</text:p>
          </table:table-cell>
          <table:table-cell office:value-type="string">
            <text:p>Bien</text:p>
          </table:table-cell>
          <table:table-cell table:number-columns-repeated="2" table:style-name="Default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524</text:p>
          </table:table-cell>
          <table:table-cell office:value-type="string">
            <text:p>ti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25</text:p>
          </table:table-cell>
          <table:table-cell office:value-type="string">
            <text:p>sarra</text:p>
          </table:table-cell>
          <table:table-cell table:number-columns-repeated="2" table:style-name="ce3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27</text:p>
          </table:table-cell>
          <table:table-cell table:number-columns-repeated="4"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28</text:p>
          </table:table-cell>
          <table:table-cell office:value-type="string">
            <text:p>ci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29</text:p>
          </table:table-cell>
          <table:table-cell office:value-type="string">
            <text:p>blanchet</text:p>
          </table:table-cell>
          <table:table-cell table:style-name="Default" office:value-type="string">
            <text:p>blanchet</text:p>
          </table:table-cell>
          <table:table-cell table:number-columns-repeated="2"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30</text:p>
          </table:table-cell>
          <table:table-cell office:value-type="string">
            <text:p>afilez</text:p>
          </table:table-cell>
          <table:table-cell table:number-columns-repeated="2" table:style-name="Default" office:value-type="string">
            <text:p>afiler</text:p>
          </table:table-cell>
          <table:table-cell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531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32</text:p>
          </table:table-cell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1">
          <table:table-cell office:value-type="string">
            <text:p>V_w_000533</text:p>
          </table:table-cell>
          <table:table-cell office:value-type="string">
            <text:p>aide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3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535</text:p>
          </table:table-cell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36</text:p>
          </table:table-cell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37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38</text:p>
          </table:table-cell>
          <table:table-cell office:value-type="string">
            <text:p>arcon</text:p>
          </table:table-cell>
          <table:table-cell table:number-columns-repeated="3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39</text:p>
          </table:table-cell>
          <table:table-cell office:value-type="string">
            <text:p>traverserz</text:p>
          </table:table-cell>
          <table:table-cell table:number-columns-repeated="2" table:style-name="Default" office:value-type="string">
            <text:p>traverser</text:p>
          </table:table-cell>
          <table:table-cell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54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541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542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43</text:p>
          </table:table-cell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1">
          <table:table-cell office:value-type="string">
            <text:p>V_w_000544</text:p>
          </table:table-cell>
          <table:table-cell office:value-type="string">
            <text:p>as 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45</text:p>
          </table:table-cell>
          <table:table-cell table:style-name="ce2" office:value-type="string">
            <text:p>chargie</text:p>
          </table:table-cell>
          <table:table-cell table:style-name="Default" office:value-type="string">
            <text:p>chargier</text:p>
          </table:table-cell>
          <table:table-cell table:number-columns-repeated="2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46</text:p>
          </table:table-cell>
          <table:table-cell office:value-type="string">
            <text:p>garde</text:p>
          </table:table-cell>
          <table:table-cell table:number-columns-repeated="2" table:style-name="Default" office:value-type="string">
            <text:p>garder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4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54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549</text:p>
          </table:table-cell>
          <table:table-cell table:number-columns-repeated="4"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550</text:p>
          </table:table-cell>
          <table:table-cell office:value-type="string">
            <text:p>voiz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51</text:p>
          </table:table-cell>
          <table:table-cell office:value-type="string">
            <text:p>tu</text:p>
          </table:table-cell>
          <table:table-cell table:number-columns-repeated="2"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52</text:p>
          </table:table-cell>
          <table:table-cell office:value-type="string">
            <text:p>la</text:p>
          </table:table-cell>
          <table:table-cell table:style-name="Default" office:value-type="string">
            <text:p>là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53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54</text:p>
          </table:table-cell>
          <table:table-cell office:value-type="string">
            <text:p>bruillet</text:p>
          </table:table-cell>
          <table:table-cell table:style-name="Default" office:value-type="string">
            <text:p>bruillet</text:p>
          </table:table-cell>
          <table:table-cell table:number-columns-repeated="2"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56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table:style-name="Default"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57</text:p>
          </table:table-cell>
          <table:table-cell office:value-type="string">
            <text:p>arbres</text:p>
          </table:table-cell>
          <table:table-cell table:style-name="Default" office:value-type="string">
            <text:p>arbre</text:p>
          </table:table-cell>
          <table:table-cell table:number-columns-repeated="2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58</text:p>
          </table:table-cell>
          <table:table-cell office:value-type="string">
            <text:p>plantez</text:p>
          </table:table-cell>
          <table:table-cell table:style-name="Default" office:value-type="string">
            <text:p>planter</text:p>
          </table:table-cell>
          <table:table-cell table:number-columns-repeated="2"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59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60</text:p>
          </table:table-cell>
          <table:table-cell office:value-type="string">
            <text:p>laissoi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61</text:p>
          </table:table-cell>
          <table:table-cell office:value-type="string">
            <text:p>hue</text:p>
          </table:table-cell>
          <table:table-cell table:number-columns-repeated="2" table:style-name="ce3" office:value-type="string">
            <text:p>ier</text:p>
          </table:table-cell>
          <table:table-cell office:value-type="string">
            <text:p>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62</text:p>
          </table:table-cell>
          <table:table-cell office:value-type="string">
            <text:p>matin</text:p>
          </table:table-cell>
          <table:table-cell table:style-name="Default" office:value-type="string">
            <text:p>matin2</text:p>
          </table:table-cell>
          <table:table-cell office:value-type="string">
            <text:p>matin2|matin</text:p>
          </table:table-cell>
          <table:table-cell office:value-type="string">
            <text:p>mat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63</text:p>
          </table:table-cell>
          <table:table-cell office:value-type="string">
            <text:p>.l.</text:p>
          </table:table-cell>
          <table:table-cell table:number-columns-repeated="2" table:style-name="Default" office:value-type="string">
            <text:p>cincante</text:p>
          </table:table-cell>
          <table:table-cell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1">
          <table:table-cell office:value-type="string">
            <text:p>V_w_000564</text:p>
          </table:table-cell>
          <table:table-cell office:value-type="string">
            <text:p>.m.</text:p>
          </table:table-cell>
          <table:table-cell table:number-columns-repeated="2" table:style-name="Default" office:value-type="string">
            <text:p>mil1</text:p>
          </table:table-cell>
          <table:table-cell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65</text:p>
          </table:table-cell>
          <table:table-cell office:value-type="string">
            <text:p>armez</text:p>
          </table:table-cell>
          <table:table-cell table:number-columns-repeated="2" table:style-name="Default" office:value-type="string">
            <text:p>armer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6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67</text:p>
          </table:table-cell>
          <table:table-cell office:value-type="string">
            <text:p>ai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68</text:p>
          </table:table-cell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69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70</text:p>
          </table:table-cell>
          <table:table-cell office:value-type="string">
            <text:p>frans</text:p>
          </table:table-cell>
          <table:table-cell table:style-name="Default" office:value-type="string">
            <text:p>franc1</text:p>
          </table:table-cell>
          <table:table-cell office:value-type="string">
            <text:p>franc1|franc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71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72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73</text:p>
          </table:table-cell>
          <table:table-cell office:value-type="string">
            <text:p>soe</text:p>
          </table:table-cell>
          <table:table-cell table:number-columns-repeated="2" table:style-name="Default" office:value-type="string">
            <text:p>suen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74</text:p>
          </table:table-cell>
          <table:table-cell office:value-type="string">
            <text:p>bontez</text:p>
          </table:table-cell>
          <table:table-cell table:style-name="Default" office:value-type="string">
            <text:p>bonté</text:p>
          </table:table-cell>
          <table:table-cell table:number-columns-repeated="2"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575</text:p>
          </table:table-cell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576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77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578</text:p>
          </table:table-cell>
          <table:table-cell office:value-type="string">
            <text:p>voi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79</text:p>
          </table:table-cell>
          <table:table-cell office:value-type="string">
            <text:p>coment</text:p>
          </table:table-cell>
          <table:table-cell table:style-name="Default" office:value-type="string">
            <text:p>coment1</text:p>
          </table:table-cell>
          <table:table-cell office:value-type="string">
            <text:p>coment1|coment</text:p>
          </table:table-cell>
          <table:table-cell office:value-type="string">
            <text:p>coment1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>
            <text:p>V_w_000580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8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582</text:p>
          </table:table-cell>
          <table:table-cell office:value-type="string">
            <text:p>puisse</text:p>
          </table:table-cell>
          <table:table-cell table:number-columns-repeated="3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583</text:p>
          </table:table-cell>
          <table:table-cell office:value-type="string">
            <text:p>eschaper</text:p>
          </table:table-cell>
          <table:table-cell table:style-name="Default" office:value-type="string">
            <text:p>eschaper</text:p>
          </table:table-cell>
          <table:table-cell table:number-columns-repeated="2"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584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85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586</text:p>
          </table:table-cell>
          <table:table-cell table:number-columns-repeated="4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87</text:p>
          </table:table-cell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88</text:p>
          </table:table-cell>
          <table:table-cell table:number-columns-repeated="4"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5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590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1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2</text:p>
          </table:table-cell>
          <table:table-cell office:value-type="string">
            <text:p>carree</text:p>
          </table:table-cell>
          <table:table-cell table:number-columns-repeated="2" table:style-name="Default" office:value-type="string">
            <text:p>carrer</text:p>
          </table:table-cell>
          <table:table-cell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3</text:p>
          </table:table-cell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594</text:p>
          </table:table-cell>
          <table:table-cell office:value-type="string">
            <text:p>les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5</text:p>
          </table:table-cell>
          <table:table-cell office:value-type="string">
            <text:p>asaillent</text:p>
          </table:table-cell>
          <table:table-cell table:number-columns-repeated="2" table:style-name="Default" office:value-type="string">
            <text:p>assalir</text:p>
          </table:table-cell>
          <table:table-cell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59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7</text:p>
          </table:table-cell>
          <table:table-cell table:number-columns-repeated="2" office:value-type="string">
            <text:p>pute</text:p>
          </table:table-cell>
          <table:table-cell table:style-name="Default" office:value-type="string">
            <text:p>pute</text:p>
          </table:table-cell>
          <table:table-cell office:value-type="string">
            <text:p>p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59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599</text:p>
          </table:table-cell>
          <table:table-cell office:value-type="string">
            <text:p>desvee</text:p>
          </table:table-cell>
          <table:table-cell table:number-columns-repeated="2" table:style-name="Default" office:value-type="string">
            <text:p>desver</text:p>
          </table:table-cell>
          <table:table-cell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0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601</text:p>
          </table:table-cell>
          <table:table-cell office:value-type="string">
            <text:p>onques</text:p>
          </table:table-cell>
          <table:table-cell table:number-columns-repeated="3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02</text:p>
          </table:table-cell>
          <table:table-cell office:value-type="string">
            <text:p>n 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1">
          <table:table-cell office:value-type="string">
            <text:p>V_w_000603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604</text:p>
          </table:table-cell>
          <table:table-cell office:value-type="string">
            <text:p>forfirent</text:p>
          </table:table-cell>
          <table:table-cell table:number-columns-repeated="2" table:style-name="Default" office:value-type="string">
            <text:p>forfaire</text:p>
          </table:table-cell>
          <table:table-cell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605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06</text:p>
          </table:table-cell>
          <table:table-cell office:value-type="string">
            <text:p>pome</text:p>
          </table:table-cell>
          <table:table-cell table:style-name="Default" office:value-type="string">
            <text:p>pome</text:p>
          </table:table-cell>
          <table:table-cell table:number-columns-repeated="2"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07</text:p>
          </table:table-cell>
          <table:table-cell office:value-type="string">
            <text:p>paree</text:p>
          </table:table-cell>
          <table:table-cell table:number-columns-repeated="3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0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09</text:p>
          </table:table-cell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V_w_000610</text:p>
          </table:table-cell>
          <table:table-cell office:value-type="string">
            <text:p>apele</text:p>
          </table:table-cell>
          <table:table-cell table:number-columns-repeated="3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11</text:p>
          </table:table-cell>
          <table:table-cell office:value-type="string">
            <text:p>malpin</text:p>
          </table:table-cell>
          <table:table-cell table:number-columns-repeated="2" table:style-name="ce4"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12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13</text:p>
          </table:table-cell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Aigremo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14</text:p>
          </table:table-cell>
          <table:table-cell office:value-type="string">
            <text:p>moree</text:p>
          </table:table-cell>
          <table:table-cell table:number-columns-repeated="2" table:style-name="ce4" office:value-type="string">
            <text:p>moree</text:p>
          </table:table-cell>
          <table:table-cell office:value-type="string">
            <text:p>Aigremo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1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61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17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18</text:p>
          </table:table-cell>
          <table:table-cell office:value-type="string">
            <text:p>mestre</text:p>
          </table:table-cell>
          <table:table-cell table:number-columns-repeated="2" table:style-name="Default" office:value-type="string">
            <text:p>maistre</text:p>
          </table:table-cell>
          <table:table-cell office:value-type="string">
            <text:p>mai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619</text:p>
          </table:table-cell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20</text:p>
          </table:table-cell>
          <table:table-cell office:value-type="string">
            <text:p>jusqu</text:p>
          </table:table-cell>
          <table:table-cell table:number-columns-repeated="2" table:style-name="Default" office:value-type="string">
            <text:p>jusque</text:p>
          </table:table-cell>
          <table:table-cell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1">
          <table:table-cell office:value-type="string">
            <text:p>V_w_000621</text:p>
          </table:table-cell>
          <table:table-cell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22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23</text:p>
          </table:table-cell>
          <table:table-cell table:number-columns-repeated="4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24</text:p>
          </table:table-cell>
          <table:table-cell office:value-type="string">
            <text:p>betee</text:p>
          </table:table-cell>
          <table:table-cell table:number-columns-repeated="2" table:style-name="Default" office:value-type="string">
            <text:p>beter2</text:p>
          </table:table-cell>
          <table:table-cell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25</text:p>
          </table:table-cell>
          <table:table-cell office:value-type="string">
            <text:p>Malpin</text:p>
          </table:table-cell>
          <table:table-cell table:number-columns-repeated="2" table:style-name="ce4"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26</text:p>
          </table:table-cell>
          <table:table-cell office:value-type="string">
            <text:p>dis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27</text:p>
          </table:table-cell>
          <table:table-cell office:value-type="string">
            <text:p>l 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1">
          <table:table-cell office:value-type="string">
            <text:p>V_w_000628</text:p>
          </table:table-cell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table:style-name="Default" office:value-type="string">
            <text:p>amiral|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29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30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31</text:p>
          </table:table-cell>
          <table:table-cell table:number-columns-repeated="4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32</text:p>
          </table:table-cell>
          <table:table-cell office:value-type="string">
            <text:p>mellee</text:p>
          </table:table-cell>
          <table:table-cell table:number-columns-repeated="2" table:style-name="Default" office:value-type="string">
            <text:p>mesler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33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3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35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36</text:p>
          </table:table-cell>
          <table:table-cell office:value-type="string">
            <text:p>avoies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37</text:p>
          </table:table-cell>
          <table:table-cell office:value-type="string">
            <text:p>a</text:p>
          </table:table-cell>
          <table:table-cell table:number-columns-repeated="2" table:style-name="ce3" office:value-type="string">
            <text:p>esflorer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38</text:p>
          </table:table-cell>
          <table:table-cell office:value-type="string">
            <text:p>Flori</text:p>
          </table:table-cell>
          <table:table-cell table:style-name="ce3" table:number-columns-repeated="2"/>
          <table:table-cell office:value-type="string">
            <text:p>fl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Ici, dans app, « flori. » (LI)</text:p>
          </table:table-cell>
        </table:table-row>
        <table:table-row table:style-name="ro1">
          <table:table-cell office:value-type="string">
            <text:p>V_w_000639</text:p>
          </table:table-cell>
          <table:table-cell office:value-type="string">
            <text:p>emblee</text:p>
          </table:table-cell>
          <table:table-cell table:number-columns-repeated="2" table:style-name="Default" office:value-type="string">
            <text:p>emblee</text:p>
          </table:table-cell>
          <table:table-cell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40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41</text:p>
          </table:table-cell>
          <table:table-cell table:number-columns-repeated="4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42</text:p>
          </table:table-cell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4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644</text:p>
          </table:table-cell>
          <table:table-cell office:value-type="string">
            <text:p>aroient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64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46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647</text:p>
          </table:table-cell>
          <table:table-cell office:value-type="string">
            <text:p>nule</text:p>
          </table:table-cell>
          <table:table-cell table:number-columns-repeated="3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48</text:p>
          </table:table-cell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table:number-columns-repeated="2"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49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650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51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52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53</text:p>
          </table:table-cell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54</text:p>
          </table:table-cell>
          <table:table-cell office:value-type="string">
            <text:p>enbloies</text:p>
          </table:table-cell>
          <table:table-cell table:number-columns-repeated="2" table:style-name="Default" office:value-type="string">
            <text:p>esblöir</text:p>
          </table:table-cell>
          <table:table-cell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55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5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57</text:p>
          </table:table-cell>
          <table:table-cell office:value-type="string">
            <text:p>verite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58</text:p>
          </table:table-cell>
          <table:table-cell office:value-type="string">
            <text:p>provee</text:p>
          </table:table-cell>
          <table:table-cell table:number-columns-repeated="3"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59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60</text:p>
          </table:table-cell>
          <table:table-cell office:value-type="string">
            <text:p>mon</text:p>
          </table:table-cell>
          <table:table-cell table:style-name="Default"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61</text:p>
          </table:table-cell>
          <table:table-cell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62</text:p>
          </table:table-cell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663</text:p>
          </table:table-cell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64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65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666</text:p>
          </table:table-cell>
          <table:table-cell office:value-type="string">
            <text:p>someree</text:p>
          </table:table-cell>
          <table:table-cell table:style-name="Default" office:value-type="string">
            <text:p>someree</text:p>
          </table:table-cell>
          <table:table-cell table:number-columns-repeated="2"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>
            <text:p>V_w_000667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6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669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70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71</text:p>
          </table:table-cell>
          <table:table-cell office:value-type="string">
            <text:p>aien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1">
          <table:table-cell office:value-type="string">
            <text:p>V_w_00067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67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7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75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76</text:p>
          </table:table-cell>
          <table:table-cell office:value-type="string">
            <text:p>afamee</text:p>
          </table:table-cell>
          <table:table-cell table:number-columns-repeated="2" table:style-name="Default" office:value-type="string">
            <text:p>afamer</text:p>
          </table:table-cell>
          <table:table-cell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77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78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79</text:p>
          </table:table-cell>
          <table:table-cell office:value-type="string">
            <text:p>dis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80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81</text:p>
          </table:table-cell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682</text:p>
          </table:table-cell>
          <table:table-cell table:number-columns-repeated="4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83</text:p>
          </table:table-cell>
          <table:table-cell office:value-type="string">
            <text:p>ainz</text:p>
          </table:table-cell>
          <table:table-cell table:number-columns-repeated="2" table:style-name="ce2"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8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85</text:p>
          </table:table-cell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table:number-columns-repeated="2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86</text:p>
          </table:table-cell>
          <table:table-cell office:value-type="string">
            <text:p>aincois</text:p>
          </table:table-cell>
          <table:table-cell table:style-name="Default" office:value-type="string">
            <text:p>ainçois</text:p>
          </table:table-cell>
          <table:table-cell table:number-columns-repeated="2"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87</text:p>
          </table:table-cell>
          <table:table-cell table:number-columns-repeated="4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68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689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0</text:p>
          </table:table-cell>
          <table:table-cell office:value-type="string">
            <text:p>aube</text:p>
          </table:table-cell>
          <table:table-cell table:number-columns-repeated="2" table:style-name="Default" office:value-type="string">
            <text:p>aube2</text:p>
          </table:table-cell>
          <table:table-cell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692</text:p>
          </table:table-cell>
          <table:table-cell office:value-type="string">
            <text:p>pere</text:p>
          </table:table-cell>
          <table:table-cell table:number-columns-repeated="2" table:style-name="Default" office:value-type="string">
            <text:p>paroir</text:p>
          </table:table-cell>
          <table:table-cell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693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4</text:p>
          </table:table-cell>
          <table:table-cell office:value-type="string">
            <text:p>rosee</text:p>
          </table:table-cell>
          <table:table-cell table:number-columns-repeated="2" table:style-name="Default" office:value-type="string">
            <text:p>rosee2</text:p>
          </table:table-cell>
          <table:table-cell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6</text:p>
          </table:table-cell>
          <table:table-cell table:style-name="ce3" office:value-type="string">
            <text:p>aure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1">
          <table:table-cell office:value-type="string">
            <text:p>V_w_000697</text:p>
          </table:table-cell>
          <table:table-cell office:value-type="string">
            <text:p>la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8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69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00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01</text:p>
          </table:table-cell>
          <table:table-cell office:value-type="string">
            <text:p>dame</text:p>
          </table:table-cell>
          <table:table-cell table:number-columns-repeated="2" table:style-name="Default" office:value-type="string">
            <text:p>dame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02</text:p>
          </table:table-cell>
          <table:table-cell office:value-type="string">
            <text:p>livree</text:p>
          </table:table-cell>
          <table:table-cell table:style-name="Default" office:value-type="string">
            <text:p>livrer</text:p>
          </table:table-cell>
          <table:table-cell table:number-columns-repeated="2"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03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704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05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06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07</text:p>
          </table:table-cell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08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709</text:p>
          </table:table-cell>
          <table:table-cell table:number-columns-repeated="2" office:value-type="string">
            <text:p>joie</text:p>
          </table:table-cell>
          <table:table-cell table:style-name="Default" office:value-type="string">
            <text:p>joie</text:p>
          </table:table-cell>
          <table:table-cell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10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11</text:p>
          </table:table-cell>
          <table:table-cell office:value-type="string">
            <text:p>demenee</text:p>
          </table:table-cell>
          <table:table-cell table:style-name="Default" office:value-type="string">
            <text:p>demener</text:p>
          </table:table-cell>
          <table:table-cell table:number-columns-repeated="2"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1">
          <table:table-cell office:value-type="string">
            <text:p>V_w_00071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13</text:p>
          </table:table-cell>
          <table:table-cell table:number-columns-repeated="4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14</text:p>
          </table:table-cell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16</text:p>
          </table:table-cell>
          <table:table-cell office:value-type="string">
            <text:p>declin</text:p>
          </table:table-cell>
          <table:table-cell table:style-name="Default" office:value-type="string">
            <text:p>declin</text:p>
          </table:table-cell>
          <table:table-cell table:number-columns-repeated="2"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17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718</text:p>
          </table:table-cell>
          <table:table-cell office:value-type="string">
            <text:p>torne</text:p>
          </table:table-cell>
          <table:table-cell table:number-columns-repeated="2" table:style-name="Default" office:value-type="string">
            <text:p>tomber</text:p>
          </table:table-cell>
          <table:table-cell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19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20</text:p>
          </table:table-cell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table:number-columns-repeated="2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21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22</text:p>
          </table:table-cell>
          <table:table-cell office:value-type="string">
            <text:p>atendit</text:p>
          </table:table-cell>
          <table:table-cell office:value-type="string">
            <text:p>atendre</text:p>
          </table:table-cell>
          <table:table-cell table:style-name="Default" office:value-type="string">
            <text:p>atendre</text:p>
          </table:table-cell>
          <table:table-cell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23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24</text:p>
          </table:table-cell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25</text:p>
          </table:table-cell>
          <table:table-cell office:value-type="string">
            <text:p>pres</text:p>
          </table:table-cell>
          <table:table-cell table:number-columns-repeated="3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26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2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2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29</text:p>
          </table:table-cell>
          <table:table-cell office:value-type="string">
            <text:p>jornee</text:p>
          </table:table-cell>
          <table:table-cell table:style-name="Default" office:value-type="string">
            <text:p>jornee</text:p>
          </table:table-cell>
          <table:table-cell table:number-columns-repeated="2"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30</text:p>
          </table:table-cell>
          <table:table-cell office:value-type="string">
            <text:p>venuz</text:p>
          </table:table-cell>
          <table:table-cell table:number-columns-repeated="3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3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32</text:p>
          </table:table-cell>
          <table:table-cell office:value-type="string">
            <text:p>es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Es «  apparaît dans le Tobler.</text:p>
          </table:table-cell>
        </table:table-row>
        <table:table-row table:style-name="ro1">
          <table:table-cell office:value-type="string">
            <text:p>V_w_000733</text:p>
          </table:table-cell>
          <table:table-cell office:value-type="string">
            <text:p>fossez</text:p>
          </table:table-cell>
          <table:table-cell table:number-columns-repeated="2" table:style-name="Default" office:value-type="string">
            <text:p>fossé</text:p>
          </table:table-cell>
          <table:table-cell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34</text:p>
          </table:table-cell>
          <table:table-cell office:value-type="string">
            <text:p>s</text:p>
          </table:table-cell>
          <table:table-cell table:number-columns-repeated="2" table:style-name="ce3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35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3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37</text:p>
          </table:table-cell>
          <table:table-cell office:value-type="string">
            <text:p>esue</text:p>
          </table:table-cell>
          <table:table-cell table:number-columns-repeated="2" table:style-name="Default" office:value-type="string">
            <text:p>issue</text:p>
          </table:table-cell>
          <table:table-cell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38</text:p>
          </table:table-cell>
          <table:table-cell office:value-type="string">
            <text:p>tresnoee</text:p>
          </table:table-cell>
          <table:table-cell table:number-columns-repeated="2" table:style-name="Default" office:value-type="string">
            <text:p>tresnöer</text:p>
          </table:table-cell>
          <table:table-cell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39</text:p>
          </table:table-cell>
          <table:table-cell office:value-type="string">
            <text:p>puis</text:p>
          </table:table-cell>
          <table:table-cell table:number-columns-repeated="2"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4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4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742</text:p>
          </table:table-cell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4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45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46</text:p>
          </table:table-cell>
          <table:table-cell table:number-columns-repeated="2"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47</text:p>
          </table:table-cell>
          <table:table-cell office:value-type="string">
            <text:p>l 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1">
          <table:table-cell office:value-type="string">
            <text:p>V_w_000748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49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50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51</text:p>
          </table:table-cell>
          <table:table-cell office:value-type="string">
            <text:p>rampee</text:p>
          </table:table-cell>
          <table:table-cell table:number-columns-repeated="2" table:style-name="Default" office:value-type="string">
            <text:p>ramper</text:p>
          </table:table-cell>
          <table:table-cell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52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753</text:p>
          </table:table-cell>
          <table:table-cell office:value-type="string">
            <text:p>escurol</text:p>
          </table:table-cell>
          <table:table-cell table:number-columns-repeated="2" table:style-name="Default" office:value-type="string">
            <text:p>escurueil</text:p>
          </table:table-cell>
          <table:table-cell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54</text:p>
          </table:table-cell>
          <table:table-cell office:value-type="string">
            <text:p>n 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1">
          <table:table-cell office:value-type="string">
            <text:p>V_w_000755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56</text:p>
          </table:table-cell>
          <table:table-cell office:value-type="string">
            <text:p>chesne</text:p>
          </table:table-cell>
          <table:table-cell table:style-name="Default" office:value-type="string">
            <text:p>chaisne</text:p>
          </table:table-cell>
          <table:table-cell table:number-columns-repeated="2"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5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5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59</text:p>
          </table:table-cell>
          <table:table-cell office:value-type="string">
            <text:p>forest</text:p>
          </table:table-cell>
          <table:table-cell table:style-name="Default" office:value-type="string">
            <text:p>forest</text:p>
          </table:table-cell>
          <table:table-cell table:number-columns-repeated="2" office:value-type="string">
            <text:p>fore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60</text:p>
          </table:table-cell>
          <table:table-cell office:value-type="string">
            <text:p>rame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76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62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63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6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6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766</text:p>
          </table:table-cell>
          <table:table-cell office:value-type="string">
            <text:p>entra</text:p>
          </table:table-cell>
          <table:table-cell table:number-columns-repeated="3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67</text:p>
          </table:table-cell>
          <table:table-cell office:value-type="string">
            <text:p>caiement</text:p>
          </table:table-cell>
          <table:table-cell table:number-columns-repeated="2" table:style-name="ce3" office:value-type="string">
            <text:p>chëement</text:p>
          </table:table-cell>
          <table:table-cell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69</text:p>
          </table:table-cell>
          <table:table-cell office:value-type="string">
            <text:p>celee</text:p>
          </table:table-cell>
          <table:table-cell table:number-columns-repeated="2" table:style-name="Default" office:value-type="string">
            <text:p>celee1</text:p>
          </table:table-cell>
          <table:table-cell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70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71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772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73</text:p>
          </table:table-cell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7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75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V_w_000776</text:p>
          </table:table-cell>
          <table:table-cell office:value-type="string">
            <text:p>cheminee</text:p>
          </table:table-cell>
          <table:table-cell table:style-name="Default" office:value-type="string">
            <text:p>cheminee</text:p>
          </table:table-cell>
          <table:table-cell office:value-type="string">
            <text:p>cheminee</text:p>
          </table:table-cell>
          <table:table-cell office:value-type="string">
            <text:p>chemin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77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78</text:p>
          </table:table-cell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79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80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1</text:p>
          </table:table-cell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2</text:p>
          </table:table-cell>
          <table:table-cell table:number-columns-repeated="2" office:value-type="string">
            <text:p>feu</text:p>
          </table:table-cell>
          <table:table-cell table:style-name="Default" office:value-type="string">
            <text:p>feu </text:p>
          </table:table-cell>
          <table:table-cell office:value-type="string">
            <text:p>f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3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4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85</text:p>
          </table:table-cell>
          <table:table-cell office:value-type="string">
            <text:p>alumee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6</text:p>
          </table:table-cell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8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88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89</text:p>
          </table:table-cell>
          <table:table-cell office:value-type="string">
            <text:p>us</text:p>
          </table:table-cell>
          <table:table-cell table:style-name="Default" office:value-type="string">
            <text:p>uis</text:p>
          </table:table-cell>
          <table:table-cell table:style-name="Default" office:value-type="string">
            <text:p>uis</text:p>
          </table:table-cell>
          <table:table-cell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90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791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92</text:p>
          </table:table-cell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93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794</text:p>
          </table:table-cell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1">
          <table:table-cell office:value-type="string">
            <text:p>V_w_000795</text:p>
          </table:table-cell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796</text:p>
          </table:table-cell>
          <table:table-cell office:value-type="string">
            <text:p>fermee</text:p>
          </table:table-cell>
          <table:table-cell table:number-columns-repeated="3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797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798</text:p>
          </table:table-cell>
          <table:table-cell table:number-columns-repeated="4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799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00</text:p>
          </table:table-cell>
          <table:table-cell office:value-type="string">
            <text:p>dit</text:p>
          </table:table-cell>
          <table:table-cell table:number-columns-repeated="3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01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02</text:p>
          </table:table-cell>
          <table:table-cell office:value-type="string">
            <text:p>charme</text:p>
          </table:table-cell>
          <table:table-cell table:number-columns-repeated="2" table:style-name="Default" office:value-type="string">
            <text:p>charme1</text:p>
          </table:table-cell>
          <table:table-cell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03</text:p>
          </table:table-cell>
          <table:table-cell office:value-type="string">
            <text:p>tantost</text:p>
          </table:table-cell>
          <table:table-cell table:style-name="Default" office:value-type="string">
            <text:p>tantost</text:p>
          </table:table-cell>
          <table:table-cell table:number-columns-repeated="2"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8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05</text:p>
          </table:table-cell>
          <table:table-cell office:value-type="string">
            <text:p>deffermee</text:p>
          </table:table-cell>
          <table:table-cell table:style-name="Default" office:value-type="string">
            <text:p>desfermer</text:p>
          </table:table-cell>
          <table:table-cell table:number-columns-repeated="2"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06</text:p>
          </table:table-cell>
          <table:table-cell office:value-type="string">
            <text:p>Nos</text:p>
          </table:table-cell>
          <table:table-cell table:number-columns-repeated="2" table:style-name="Default"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07</text:p>
          </table:table-cell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08</text:p>
          </table:table-cell>
          <table:table-cell office:value-type="string">
            <text:p>voit</text:p>
          </table:table-cell>
          <table:table-cell table:number-columns-repeated="2"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09</text:p>
          </table:table-cell>
          <table:table-cell office:value-type="string">
            <text:p>dormant</text:p>
          </table:table-cell>
          <table:table-cell table:number-columns-repeated="2" table:style-name="Default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1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11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12</text:p>
          </table:table-cell>
          <table:table-cell office:value-type="string">
            <text:p>sale</text:p>
          </table:table-cell>
          <table:table-cell table:style-name="Default" office:value-type="string">
            <text:p>sale1</text:p>
          </table:table-cell>
          <table:table-cell office:value-type="string">
            <text:p>sale1|sale</text:p>
          </table:table-cell>
          <table:table-cell office:value-type="string">
            <text:p>sa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13</text:p>
          </table:table-cell>
          <table:table-cell office:value-type="string">
            <text:p>pavee</text:p>
          </table:table-cell>
          <table:table-cell table:style-name="Default" office:value-type="string">
            <text:p>paver</text:p>
          </table:table-cell>
          <table:table-cell table:number-columns-repeated="2" office:value-type="string">
            <text:p>pav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>
            <text:p>V_w_000814</text:p>
          </table:table-cell>
          <table:table-cell office:value-type="string">
            <text:p>Si 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1">
          <table:table-cell office:value-type="string">
            <text:p>V_w_000815</text:p>
          </table:table-cell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avoir 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16</text:p>
          </table:table-cell>
          <table:table-cell office:value-type="string">
            <text:p>noz</text:p>
          </table:table-cell>
          <table:table-cell table:number-columns-repeated="3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1">
          <table:table-cell office:value-type="string">
            <text:p>V_w_000817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18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19</text:p>
          </table:table-cell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20</text:p>
          </table:table-cell>
          <table:table-cell office:value-type="string">
            <text:p>soduite</text:p>
          </table:table-cell>
          <table:table-cell table:number-columns-repeated="2" table:style-name="Default" office:value-type="string">
            <text:p>souduire</text:p>
          </table:table-cell>
          <table:table-cell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21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822</text:p>
          </table:table-cell>
          <table:table-cell office:value-type="string">
            <text:p>enchantee</text:p>
          </table:table-cell>
          <table:table-cell table:number-columns-repeated="3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2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824</text:p>
          </table:table-cell>
          <table:table-cell table:number-columns-repeated="4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2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826</text:p>
          </table:table-cell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1">
          <table:table-cell office:value-type="string">
            <text:p>V_w_000827</text:p>
          </table:table-cell>
          <table:table-cell office:value-type="string">
            <text:p>esveillassent</text:p>
          </table:table-cell>
          <table:table-cell table:number-columns-repeated="2" table:style-name="Default" office:value-type="string">
            <text:p>esveillier</text:p>
          </table:table-cell>
          <table:table-cell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82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29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30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31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32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33</text:p>
          </table:table-cell>
          <table:table-cell office:value-type="string">
            <text:p>comblee</text:p>
          </table:table-cell>
          <table:table-cell table:style-name="Default" office:value-type="string">
            <text:p>combler</text:p>
          </table:table-cell>
          <table:table-cell table:number-columns-repeated="2"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3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35</text:p>
          </table:table-cell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36</text:p>
          </table:table-cell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3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38</text:p>
          </table:table-cell>
          <table:table-cell office:value-type="string">
            <text:p>borgoigne</text:p>
          </table:table-cell>
          <table:table-cell table:number-columns-repeated="2" table:style-name="ce4" office:value-type="string">
            <text:p>burgoine</text:p>
          </table:table-cell>
          <table:table-cell office:value-type="string">
            <text:p>Borgo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40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41</text:p>
          </table:table-cell>
          <table:table-cell office:value-type="string">
            <text:p>chier</text:p>
          </table:table-cell>
          <table:table-cell table:number-columns-repeated="2" table:style-name="Default" office:value-type="string">
            <text:p>chiere</text:p>
          </table:table-cell>
          <table:table-cell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42</text:p>
          </table:table-cell>
          <table:table-cell office:value-type="string">
            <text:p>menbree</text:p>
          </table:table-cell>
          <table:table-cell table:number-columns-repeated="2" table:style-name="Default" office:value-type="string">
            <text:p>membré2</text:p>
          </table:table-cell>
          <table:table-cell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84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45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46</text:p>
          </table:table-cell>
          <table:table-cell table:number-columns-repeated="4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47</text:p>
          </table:table-cell>
          <table:table-cell office:value-type="string">
            <text:p>devers</text:p>
          </table:table-cell>
          <table:table-cell table:style-name="Default" office:value-type="string">
            <text:p>devers</text:p>
          </table:table-cell>
          <table:table-cell table:number-columns-repeated="2"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4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49</text:p>
          </table:table-cell>
          <table:table-cell table:number-columns-repeated="4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50</text:p>
          </table:table-cell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table:number-columns-repeated="2" office:value-type="string">
            <text:p>sa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>
            <text:p>V_w_0008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52</text:p>
          </table:table-cell>
          <table:table-cell office:value-type="string">
            <text:p>veoir</text:p>
          </table:table-cell>
          <table:table-cell table:style-name="Default" office:value-type="string">
            <text:p>vëoir</text:p>
          </table:table-cell>
          <table:table-cell table:number-columns-repeated="2"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853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854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855</text:p>
          </table:table-cell>
          <table:table-cell office:value-type="string">
            <text:p>ost</text:p>
          </table:table-cell>
          <table:table-cell table:style-name="Default" office:value-type="string">
            <text:p>ost</text:p>
          </table:table-cell>
          <table:table-cell table:number-columns-repeated="2"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56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57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858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59</text:p>
          </table:table-cell>
          <table:table-cell office:value-type="string">
            <text:p>asemblee</text:p>
          </table:table-cell>
          <table:table-cell table:number-columns-repeated="2" table:style-name="Default" office:value-type="string">
            <text:p>assembler</text:p>
          </table:table-cell>
          <table:table-cell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1">
          <table:table-cell office:value-type="string">
            <text:p>V_w_000860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861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62</text:p>
          </table:table-cell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6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0864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65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866</text:p>
          </table:table-cell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table:number-columns-repeated="2"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867</text:p>
          </table:table-cell>
          <table:table-cell office:value-type="string">
            <text:p>demoree</text:p>
          </table:table-cell>
          <table:table-cell table:style-name="Default" office:value-type="string">
            <text:p>demoree</text:p>
          </table:table-cell>
          <table:table-cell table:number-columns-repeated="2"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68</text:p>
          </table:table-cell>
          <table:table-cell office:value-type="string">
            <text:p>vient</text:p>
          </table:table-cell>
          <table:table-cell table:number-columns-repeated="3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69</text:p>
          </table:table-cell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70</text:p>
          </table:table-cell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li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71</text:p>
          </table:table-cell>
          <table:table-cell office:value-type="string">
            <text:p>floripas</text:p>
          </table:table-cell>
          <table:table-cell table:number-columns-repeated="2" table:style-name="ce4"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72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7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74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875</text:p>
          </table:table-cell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87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877</text:p>
          </table:table-cell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f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78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879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80</text:p>
          </table:table-cell>
          <table:table-cell office:value-type="string">
            <text:p>quis</text:p>
          </table:table-cell>
          <table:table-cell table:style-name="Default" office:value-type="string">
            <text:p>querre</text:p>
          </table:table-cell>
          <table:table-cell table:number-columns-repeated="2"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81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82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8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884</text:p>
          </table:table-cell>
          <table:table-cell table:number-columns-repeated="4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85</text:p>
          </table:table-cell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1">
          <table:table-cell office:value-type="string">
            <text:p>V_w_000886</text:p>
          </table:table-cell>
          <table:table-cell office:value-type="string">
            <text:p>avoi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87</text:p>
          </table:table-cell>
          <table:table-cell office:value-type="string">
            <text:p>trovee</text:p>
          </table:table-cell>
          <table:table-cell table:number-columns-repeated="3"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88</text:p>
          </table:table-cell>
          <table:table-cell table:number-columns-repeated="4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89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890</text:p>
          </table:table-cell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91</text:p>
          </table:table-cell>
          <table:table-cell office:value-type="string">
            <text:p>ceint</text:p>
          </table:table-cell>
          <table:table-cell table:number-columns-repeated="3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92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893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94</text:p>
          </table:table-cell>
          <table:table-cell table:number-columns-repeated="4"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95</text:p>
          </table:table-cell>
          <table:table-cell office:value-type="string">
            <text:p>doree</text:p>
          </table:table-cell>
          <table:table-cell table:style-name="Default" office:value-type="string">
            <text:p>dorer</text:p>
          </table:table-cell>
          <table:table-cell table:number-columns-repeated="2" office:value-type="string">
            <text:p>dor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>
            <text:p>V_w_000896</text:p>
          </table:table-cell>
          <table:table-cell office:value-type="string">
            <text:p>floripas</text:p>
          </table:table-cell>
          <table:table-cell table:number-columns-repeated="2" table:style-name="Default"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897</text:p>
          </table:table-cell>
          <table:table-cell office:value-type="string">
            <text:p>regarda</text:p>
          </table:table-cell>
          <table:table-cell table:number-columns-repeated="3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898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899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00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01</text:p>
          </table:table-cell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02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903</text:p>
          </table:table-cell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f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04</text:p>
          </table:table-cell>
          <table:table-cell office:value-type="string">
            <text:p>O</text:p>
          </table:table-cell>
          <table:table-cell table:number-columns-repeated="2" table:style-name="Default" office:value-type="string">
            <text:p>ol</text:p>
          </table:table-cell>
          <table:table-cell office:value-type="string">
            <text:p>o2</text:p>
          </table:table-cell>
          <table:table-cell office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>
            <text:p>V_w_000905</text:p>
          </table:table-cell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06</text:p>
          </table:table-cell>
          <table:table-cell office:value-type="string">
            <text:p>voudra</text:p>
          </table:table-cell>
          <table:table-cell table:number-columns-repeated="3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07</text:p>
          </table:table-cell>
          <table:table-cell office:value-type="string">
            <text:p>gesir</text:p>
          </table:table-cell>
          <table:table-cell table:style-name="Default" office:value-type="string">
            <text:p>jesir</text:p>
          </table:table-cell>
          <table:table-cell table:number-columns-repeated="2"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0908</text:p>
          </table:table-cell>
          <table:table-cell office:value-type="string">
            <text:p>car</text:p>
          </table:table-cell>
          <table:table-cell table:style-name="Default" office:value-type="string">
            <text:p>car</text:p>
          </table:table-cell>
          <table:table-cell table:number-columns-repeated="2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0909</text:p>
          </table:table-cell>
          <table:table-cell table:number-columns-repeated="2" office:value-type="string">
            <text:p>forment</text:p>
          </table:table-cell>
          <table:table-cell table:style-name="Default" office:value-type="string">
            <text:p>forment</text:p>
          </table:table-cell>
          <table:table-cell office:value-type="string">
            <text:p>forme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10</text:p>
          </table:table-cell>
          <table:table-cell office:value-type="string">
            <text:p>li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911</text:p>
          </table:table-cell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table:number-columns-repeated="2"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12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13</text:p>
          </table:table-cell>
          <table:table-cell office:value-type="string">
            <text:p>les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14</text:p>
          </table:table-cell>
          <table:table-cell office:value-type="string">
            <text:p>flans</text:p>
          </table:table-cell>
          <table:table-cell table:style-name="Default" office:value-type="string">
            <text:p>flanc</text:p>
          </table:table-cell>
          <table:table-cell table:number-columns-repeated="2"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15</text:p>
          </table:table-cell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16</text:p>
          </table:table-cell>
          <table:table-cell office:value-type="string">
            <text:p>saisit</text:p>
          </table:table-cell>
          <table:table-cell table:style-name="Default" office:value-type="string">
            <text:p>saisir</text:p>
          </table:table-cell>
          <table:table-cell table:number-columns-repeated="2"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17</text:p>
          </table:table-cell>
          <table:table-cell office:value-type="string">
            <text:p>tote</text:p>
          </table:table-cell>
          <table:table-cell table:style-name="Default" office:value-type="string">
            <text:p>tot</text:p>
          </table:table-cell>
          <table:table-cell table:number-columns-repeated="2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18</text:p>
          </table:table-cell>
          <table:table-cell office:value-type="string">
            <text:p>nue</text:p>
          </table:table-cell>
          <table:table-cell table:number-columns-repeated="2" table:style-name="Default" office:value-type="string">
            <text:p>nu1</text:p>
          </table:table-cell>
          <table:table-cell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19</text:p>
          </table:table-cell>
          <table:table-cell office:value-type="string">
            <text:p>sachee</text:p>
          </table:table-cell>
          <table:table-cell office:value-type="string">
            <text:p>sachier2</text:p>
          </table:table-cell>
          <table:table-cell table:style-name="Default" office:value-type="string">
            <text:p>sachier2</text:p>
          </table:table-cell>
          <table:table-cell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2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21</text:p>
          </table:table-cell>
          <table:table-cell table:number-columns-repeated="4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22</text:p>
          </table:table-cell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1">
          <table:table-cell office:value-type="string">
            <text:p>V_w_000923</text:p>
          </table:table-cell>
          <table:table-cell office:value-type="string">
            <text:p>esveille</text:p>
          </table:table-cell>
          <table:table-cell table:number-columns-repeated="2" table:style-name="Default" office:value-type="string">
            <text:p>esveillier</text:p>
          </table:table-cell>
          <table:table-cell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2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25</text:p>
          </table:table-cell>
          <table:table-cell table:number-columns-repeated="4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2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28</text:p>
          </table:table-cell>
          <table:table-cell office:value-type="string">
            <text:p>escriee</text:p>
          </table:table-cell>
          <table:table-cell table:number-columns-repeated="3"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1">
          <table:table-cell office:value-type="string">
            <text:p>V_w_000929</text:p>
          </table:table-cell>
          <table:table-cell office:value-type="string">
            <text:p>Seinte</text:p>
          </table:table-cell>
          <table:table-cell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30</text:p>
          </table:table-cell>
          <table:table-cell table:number-columns-repeated="3" office:value-type="string">
            <text:p>marie</text:p>
          </table:table-cell>
          <table:table-cell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1</text:p>
          </table:table-cell>
          <table:table-cell table:number-columns-repeated="2" office:value-type="string">
            <text:p>dame</text:p>
          </table:table-cell>
          <table:table-cell table:style-name="Default" office:value-type="string">
            <text:p>dame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2</text:p>
          </table:table-cell>
          <table:table-cell office:value-type="string">
            <text:p>reine</text:p>
          </table:table-cell>
          <table:table-cell table:number-columns-repeated="2" table:style-name="Default" office:value-type="string">
            <text:p>röine1</text:p>
          </table:table-cell>
          <table:table-cell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3</text:p>
          </table:table-cell>
          <table:table-cell office:value-type="string">
            <text:p>coronee</text:p>
          </table:table-cell>
          <table:table-cell table:style-name="Default" office:value-type="string">
            <text:p>coroner</text:p>
          </table:table-cell>
          <table:table-cell table:number-columns-repeated="2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4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ù</text:p>
          </table:table-cell>
          <table:table-cell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>
            <text:p>V_w_000935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936</text:p>
          </table:table-cell>
          <table:table-cell office:value-type="string">
            <text:p>uos</text:p>
          </table:table-cell>
          <table:table-cell table:style-name="Default" office:value-type="string">
            <text:p>vos1</text:p>
          </table:table-cell>
          <table:table-cell table:number-columns-repeated="2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7</text:p>
          </table:table-cell>
          <table:table-cell office:value-type="string">
            <text:p>fet</text:p>
          </table:table-cell>
          <table:table-cell table:number-columns-repeated="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38</text:p>
          </table:table-cell>
          <table:table-cell office:value-type="string">
            <text:p>el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39</text:p>
          </table:table-cell>
          <table:table-cell office:value-type="string">
            <text:p>trop</text:p>
          </table:table-cell>
          <table:table-cell table:style-name="Default" office:value-type="string">
            <text:p>trop</text:p>
          </table:table-cell>
          <table:table-cell table:number-columns-repeated="2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40</text:p>
          </table:table-cell>
          <table:table-cell office:value-type="string">
            <text:p>fetes</text:p>
          </table:table-cell>
          <table:table-cell table:number-columns-repeated="2" table:style-name="ce3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941</text:p>
          </table:table-cell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table:number-columns-repeated="2"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42</text:p>
          </table:table-cell>
          <table:table-cell office:value-type="string">
            <text:p>estee</text:p>
          </table:table-cell>
          <table:table-cell table:number-columns-repeated="2" table:style-name="ce3" office:value-type="string">
            <text:p>ester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43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table:style-name="Default"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44</text:p>
          </table:table-cell>
          <table:table-cell office:value-type="string">
            <text:p>puceles</text:p>
          </table:table-cell>
          <table:table-cell table:number-columns-repeated="3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45</text:p>
          </table:table-cell>
          <table:table-cell office:value-type="string">
            <text:p>acorent</text:p>
          </table:table-cell>
          <table:table-cell table:style-name="Default" office:value-type="string">
            <text:p>acorre</text:p>
          </table:table-cell>
          <table:table-cell table:number-columns-repeated="2"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946</text:p>
          </table:table-cell>
          <table:table-cell office:value-type="string">
            <text:p>checune</text:p>
          </table:table-cell>
          <table:table-cell table:number-columns-repeated="2" table:style-name="Default" office:value-type="string">
            <text:p>chascun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47</text:p>
          </table:table-cell>
          <table:table-cell office:value-type="string">
            <text:p>eschevelee</text:p>
          </table:table-cell>
          <table:table-cell table:style-name="Default" office:value-type="string">
            <text:p>escheveler</text:p>
          </table:table-cell>
          <table:table-cell table:number-columns-repeated="2"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4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949</text:p>
          </table:table-cell>
          <table:table-cell office:value-type="string">
            <text:p>voient</text:p>
          </table:table-cell>
          <table:table-cell table:style-name="Default" office:value-type="string">
            <text:p>vëoir</text:p>
          </table:table-cell>
          <table:table-cell table:number-columns-repeated="2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0950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0951</text:p>
          </table:table-cell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52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53</text:p>
          </table:table-cell>
          <table:table-cell table:number-columns-repeated="4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54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55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56</text:p>
          </table:table-cell>
          <table:table-cell office:value-type="string">
            <text:p>pevree</text:p>
          </table:table-cell>
          <table:table-cell table:style-name="Default" office:value-type="string">
            <text:p>pevree</text:p>
          </table:table-cell>
          <table:table-cell table:number-columns-repeated="2"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57</text:p>
          </table:table-cell>
          <table:table-cell office:value-type="string">
            <text:p>Tote</text:p>
          </table:table-cell>
          <table:table-cell table:number-columns-repeated="3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5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59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60</text:p>
          </table:table-cell>
          <table:table-cell office:value-type="string">
            <text:p>hardie</text:p>
          </table:table-cell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096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63</text:p>
          </table:table-cell>
          <table:table-cell office:value-type="string">
            <text:p>fuie</text:p>
          </table:table-cell>
          <table:table-cell table:number-columns-repeated="2" table:style-name="Default" office:value-type="string">
            <text:p>fuie</text:p>
          </table:table-cell>
          <table:table-cell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64</text:p>
          </table:table-cell>
          <table:table-cell office:value-type="string">
            <text:p>tornee</text:p>
          </table:table-cell>
          <table:table-cell table:style-name="Default" office:value-type="string">
            <text:p>torner</text:p>
          </table:table-cell>
          <table:table-cell table:number-columns-repeated="2"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65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66</text:p>
          </table:table-cell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67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68</text:p>
          </table:table-cell>
          <table:table-cell office:value-type="string">
            <text:p>floripas</text:p>
          </table:table-cell>
          <table:table-cell table:number-columns-repeated="2" table:style-name="Default"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69</text:p>
          </table:table-cell>
          <table:table-cell table:number-columns-repeated="4"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70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0971</text:p>
          </table:table-cell>
          <table:table-cell office:value-type="string">
            <text:p>enversee</text:p>
          </table:table-cell>
          <table:table-cell table:number-columns-repeated="2" table:style-name="Default" office:value-type="string">
            <text:p>enverser</text:p>
          </table:table-cell>
          <table:table-cell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1">
          <table:table-cell office:value-type="string">
            <text:p>V_w_000972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73</text:p>
          </table:table-cell>
          <table:table-cell table:number-columns-repeated="4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74</text:p>
          </table:table-cell>
          <table:table-cell table:number-columns-repeated="4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75</text:p>
          </table:table-cell>
          <table:table-cell office:value-type="string">
            <text:p>escient</text:p>
          </table:table-cell>
          <table:table-cell table:number-columns-repeated="3"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76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0977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78</text:p>
          </table:table-cell>
          <table:table-cell office:value-type="string">
            <text:p>eust</text:p>
          </table:table-cell>
          <table:table-cell table:style-name="Default" office:value-type="string">
            <text:p>avoir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79</text:p>
          </table:table-cell>
          <table:table-cell office:value-type="string">
            <text:p>vergondee</text:p>
          </table:table-cell>
          <table:table-cell table:style-name="Default" office:value-type="string">
            <text:p>vergonder</text:p>
          </table:table-cell>
          <table:table-cell table:number-columns-repeated="2"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8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0981</text:p>
          </table:table-cell>
          <table:table-cell office:value-type="string">
            <text:p>Guion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82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83</text:p>
          </table:table-cell>
          <table:table-cell office:value-type="string">
            <text:p>borgoigne</text:p>
          </table:table-cell>
          <table:table-cell table:number-columns-repeated="2" table:style-name="ce4" office:value-type="string">
            <text:p>burgoine</text:p>
          </table:table-cell>
          <table:table-cell office:value-type="string">
            <text:p>Borgo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84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85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86</text:p>
          </table:table-cell>
          <table:table-cell office:value-type="string">
            <text:p>noiz</text:p>
          </table:table-cell>
          <table:table-cell table:number-columns-repeated="2" table:style-name="Default" office:value-type="string">
            <text:p>noise</text:p>
          </table:table-cell>
          <table:table-cell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87</text:p>
          </table:table-cell>
          <table:table-cell office:value-type="string">
            <text:p>escoutee</text:p>
          </table:table-cell>
          <table:table-cell table:style-name="Default" office:value-type="string">
            <text:p>escouter</text:p>
          </table:table-cell>
          <table:table-cell table:number-columns-repeated="2"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1">
          <table:table-cell office:value-type="string">
            <text:p>V_w_00098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89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90</text:p>
          </table:table-cell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9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9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0993</text:p>
          </table:table-cell>
          <table:table-cell office:value-type="string">
            <text:p>vient</text:p>
          </table:table-cell>
          <table:table-cell table:number-columns-repeated="3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94</text:p>
          </table:table-cell>
          <table:table-cell office:value-type="string">
            <text:p>corant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95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0996</text:p>
          </table:table-cell>
          <table:table-cell office:value-type="string">
            <text:p>randonee</text:p>
          </table:table-cell>
          <table:table-cell table:style-name="Default" office:value-type="string">
            <text:p>randonee</text:p>
          </table:table-cell>
          <table:table-cell table:number-columns-repeated="2"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0997</text:p>
          </table:table-cell>
          <table:table-cell table:number-columns-repeated="4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0998</text:p>
          </table:table-cell>
          <table:table-cell office:value-type="string">
            <text:p>escrie</text:p>
          </table:table-cell>
          <table:table-cell table:number-columns-repeated="3"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099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00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01</text:p>
          </table:table-cell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am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02</text:p>
          </table:table-cell>
          <table:table-cell office:value-type="string">
            <text:p>tesiez</text:p>
          </table:table-cell>
          <table:table-cell table:style-name="Default" office:value-type="string">
            <text:p>taire</text:p>
          </table:table-cell>
          <table:table-cell table:number-columns-repeated="2"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003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04</text:p>
          </table:table-cell>
          <table:table-cell office:value-type="string">
            <text:p>bele</text:p>
          </table:table-cell>
          <table:table-cell table:number-columns-repeated="2" table:style-name="Default" office:value-type="string">
            <text:p>bel1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005</text:p>
          </table:table-cell>
          <table:table-cell office:value-type="string">
            <text:p>nee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0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007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08</text:p>
          </table:table-cell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09</text:p>
          </table:table-cell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10</text:p>
          </table:table-cell>
          <table:table-cell office:value-type="string">
            <text:p>oit</text:p>
          </table:table-cell>
          <table:table-cell table:number-columns-repeated="2"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11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12</text:p>
          </table:table-cell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li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13</text:p>
          </table:table-cell>
          <table:table-cell table:style-name="ce3" office:value-type="string">
            <text:p>saut</text:p>
          </table:table-cell>
          <table:table-cell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1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15</text:p>
          </table:table-cell>
          <table:table-cell table:number-columns-repeated="4"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16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017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18</text:p>
          </table:table-cell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19</text:p>
          </table:table-cell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0</text:p>
          </table:table-cell>
          <table:table-cell office:value-type="string">
            <text:p>ferit</text:p>
          </table:table-cell>
          <table:table-cell office:value-type="string">
            <text:p>ferir</text:p>
          </table:table-cell>
          <table:table-cell table:style-name="Default"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21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22</text:p>
          </table:table-cell>
          <table:table-cell table:number-columns-repeated="4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3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4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25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6</text:p>
          </table:table-cell>
          <table:table-cell table:number-columns-repeated="4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28</text:p>
          </table:table-cell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29</text:p>
          </table:table-cell>
          <table:table-cell office:value-type="string">
            <text:p>moitiez</text:p>
          </table:table-cell>
          <table:table-cell table:number-columns-repeated="2" table:style-name="Default" office:value-type="string">
            <text:p>moitié</text:p>
          </table:table-cell>
          <table:table-cell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30</text:p>
          </table:table-cell>
          <table:table-cell office:value-type="string">
            <text:p>le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31</text:p>
          </table:table-cell>
          <table:table-cell office:value-type="string">
            <text:p>fent</text:p>
          </table:table-cell>
          <table:table-cell table:number-columns-repeated="3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32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33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35</text:p>
          </table:table-cell>
          <table:table-cell office:value-type="string">
            <text:p>copee</text:p>
          </table:table-cell>
          <table:table-cell table:number-columns-repeated="2" table:style-name="Default" office:value-type="string">
            <text:p>coper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3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37</text:p>
          </table:table-cell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table:number-columns-repeated="2"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38</text:p>
          </table:table-cell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39</text:p>
          </table:table-cell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41</text:p>
          </table:table-cell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table:number-columns-repeated="2"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42</text:p>
          </table:table-cell>
          <table:table-cell office:value-type="string">
            <text:p>anublee</text:p>
          </table:table-cell>
          <table:table-cell table:number-columns-repeated="2" table:style-name="Default" office:value-type="string">
            <text:p>enubler</text:p>
          </table:table-cell>
          <table:table-cell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43</text:p>
          </table:table-cell>
          <table:table-cell office:value-type="string">
            <text:p>Onc</text:p>
          </table:table-cell>
          <table:table-cell table:number-columns-repeated="2" table:style-name="Default"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44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45</text:p>
          </table:table-cell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46</text:p>
          </table:table-cell>
          <table:table-cell office:value-type="string">
            <text:p>enchantement</text:p>
          </table:table-cell>
          <table:table-cell table:number-columns-repeated="2" table:style-name="Default" office:value-type="string">
            <text:p>enchantement</text:p>
          </table:table-cell>
          <table:table-cell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4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04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49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50</text:p>
          </table:table-cell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table:number-columns-repeated="2"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51</text:p>
          </table:table-cell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table:number-columns-repeated="2"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52</text:p>
          </table:table-cell>
          <table:table-cell office:value-type="string">
            <text:p>Donc</text:p>
          </table:table-cell>
          <table:table-cell office:value-type="string">
            <text:p>donc</text:p>
          </table:table-cell>
          <table:table-cell table:style-name="Default" office:value-type="string">
            <text:p>donc</text:p>
          </table:table-cell>
          <table:table-cell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053</text:p>
          </table:table-cell>
          <table:table-cell office:value-type="string">
            <text:p>saillent</text:p>
          </table:table-cell>
          <table:table-cell table:style-name="Default" office:value-type="string">
            <text:p>salir2</text:p>
          </table:table-cell>
          <table:table-cell table:number-columns-repeated="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054</text:p>
          </table:table-cell>
          <table:table-cell office:value-type="string">
            <text:p>sus</text:p>
          </table:table-cell>
          <table:table-cell table:style-name="Default" office:value-type="string">
            <text:p>sus</text:p>
          </table:table-cell>
          <table:table-cell table:number-columns-repeated="2"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55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56</text:p>
          </table:table-cell>
          <table:table-cell office:value-type="string">
            <text:p>contes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1">
          <table:table-cell office:value-type="string">
            <text:p>V_w_00105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5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59</text:p>
          </table:table-cell>
          <table:table-cell table:number-columns-repeated="4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60</text:p>
          </table:table-cell>
          <table:table-cell office:value-type="string">
            <text:p>sauvee</text:p>
          </table:table-cell>
          <table:table-cell table:style-name="Default" office:value-type="string">
            <text:p>sauver</text:p>
          </table:table-cell>
          <table:table-cell table:number-columns-repeated="2"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61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062</text:p>
          </table:table-cell>
          <table:table-cell office:value-type="string">
            <text:p>Gui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63</text:p>
          </table:table-cell>
          <table:table-cell office:value-type="string">
            <text:p>lor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064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065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66</text:p>
          </table:table-cell>
          <table:table-cell office:value-type="string">
            <text:p>chose</text:p>
          </table:table-cell>
          <table:table-cell table:style-name="Default" office:value-type="string">
            <text:p>chose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67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68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70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1</text:p>
          </table:table-cell>
          <table:table-cell office:value-type="string">
            <text:p>contee</text:p>
          </table:table-cell>
          <table:table-cell table:style-name="Default" office:value-type="string">
            <text:p>conter</text:p>
          </table:table-cell>
          <table:table-cell table:number-columns-repeated="2"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1">
          <table:table-cell office:value-type="string">
            <text:p>V_w_001072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3</text:p>
          </table:table-cell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table:number-columns-repeated="2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4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075</text:p>
          </table:table-cell>
          <table:table-cell office:value-type="string">
            <text:p>gete</text:p>
          </table:table-cell>
          <table:table-cell office:value-type="string">
            <text:p>jeter</text:p>
          </table:table-cell>
          <table:table-cell table:style-name="Default" office:value-type="string">
            <text:p>jeter</text:p>
          </table:table-cell>
          <table:table-cell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6</text:p>
          </table:table-cell>
          <table:table-cell office:value-type="string">
            <text:p>parmi</text:p>
          </table:table-cell>
          <table:table-cell table:style-name="Default" office:value-type="string">
            <text:p>parmi</text:p>
          </table:table-cell>
          <table:table-cell table:number-columns-repeated="2"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77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8</text:p>
          </table:table-cell>
          <table:table-cell office:value-type="string">
            <text:p>privee</text:p>
          </table:table-cell>
          <table:table-cell table:number-columns-repeated="2" table:style-name="Default" office:value-type="string">
            <text:p>privee</text:p>
          </table:table-cell>
          <table:table-cell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79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table:style-name="Default" office:value-type="string">
            <text:p>o4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80</text:p>
          </table:table-cell>
          <table:table-cell office:value-type="string">
            <text:p>tote</text:p>
          </table:table-cell>
          <table:table-cell table:number-columns-repeated="3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81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82</text:p>
          </table:table-cell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table:number-columns-repeated="2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83</text:p>
          </table:table-cell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table:number-columns-repeated="2"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8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85</text:p>
          </table:table-cell>
          <table:table-cell table:number-columns-repeated="4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86</text:p>
          </table:table-cell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table:number-columns-repeated="2" office:value-type="string">
            <text:p>sa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>
            <text:p>V_w_001087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088</text:p>
          </table:table-cell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89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090</text:p>
          </table:table-cell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table:number-columns-repeated="2" office:value-type="string">
            <text:p>coi2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91</text:p>
          </table:table-cell>
          <table:table-cell office:value-type="string">
            <text:p>le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92</text:p>
          </table:table-cell>
          <table:table-cell office:value-type="string">
            <text:p>firent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093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94</text:p>
          </table:table-cell>
          <table:table-cell office:value-type="string">
            <text:p>dure</text:p>
          </table:table-cell>
          <table:table-cell table:style-name="Default" office:value-type="string">
            <text:p>dur </text:p>
          </table:table-cell>
          <table:table-cell table:number-columns-repeated="2"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095</text:p>
          </table:table-cell>
          <table:table-cell office:value-type="string">
            <text:p>destinee</text:p>
          </table:table-cell>
          <table:table-cell table:style-name="Default" office:value-type="string">
            <text:p>destinee</text:p>
          </table:table-cell>
          <table:table-cell table:number-columns-repeated="2"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096</text:p>
          </table:table-cell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097</text:p>
          </table:table-cell>
          <table:table-cell office:value-type="string">
            <text:p>iceste</text:p>
          </table:table-cell>
          <table:table-cell table:style-name="Default" office:value-type="string">
            <text:p>icest</text:p>
          </table:table-cell>
          <table:table-cell table:number-columns-repeated="2"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98</text:p>
          </table:table-cell>
          <table:table-cell office:value-type="string">
            <text:p>perte</text:p>
          </table:table-cell>
          <table:table-cell table:style-name="Default" office:value-type="string">
            <text:p>perte</text:p>
          </table:table-cell>
          <table:table-cell table:number-columns-repeated="2"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099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100</text:p>
          </table:table-cell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01</text:p>
          </table:table-cell>
          <table:table-cell office:value-type="string">
            <text:p>restoree</text:p>
          </table:table-cell>
          <table:table-cell table:style-name="Default" office:value-type="string">
            <text:p>restorer</text:p>
          </table:table-cell>
          <table:table-cell table:number-columns-repeated="2"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02</text:p>
          </table:table-cell>
          <table:table-cell office:value-type="string">
            <text:p>perdue</text:p>
          </table:table-cell>
          <table:table-cell table:number-columns-repeated="3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04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05</text:p>
          </table:table-cell>
          <table:table-cell office:value-type="string">
            <text:p>ceinture</text:p>
          </table:table-cell>
          <table:table-cell table:style-name="Default"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06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10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08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09</text:p>
          </table:table-cell>
          <table:table-cell table:number-columns-repeated="4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10</text:p>
          </table:table-cell>
          <table:table-cell office:value-type="string">
            <text:p>getee</text:p>
          </table:table-cell>
          <table:table-cell table:number-columns-repeated="3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11</text:p>
          </table:table-cell>
          <table:table-cell office:value-type="string">
            <text:p>ele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12</text:p>
          </table:table-cell>
          <table:table-cell office:value-type="string">
            <text:p>valoit</text:p>
          </table:table-cell>
          <table:table-cell table:style-name="Default" office:value-type="string">
            <text:p>valoir</text:p>
          </table:table-cell>
          <table:table-cell table:number-columns-repeated="2"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13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1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15</text:p>
          </table:table-cell>
          <table:table-cell office:value-type="string">
            <text:p>fin</text:p>
          </table:table-cell>
          <table:table-cell table:style-name="Default" office:value-type="string">
            <text:p>fin2</text:p>
          </table:table-cell>
          <table:table-cell office:value-type="string">
            <text:p>fin2|fin</text:p>
          </table:table-cell>
          <table:table-cell office:value-type="string">
            <text:p>fin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116</text:p>
          </table:table-cell>
          <table:table-cell office:value-type="string">
            <text:p>une</text:p>
          </table:table-cell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17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118</text:p>
          </table:table-cell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19</text:p>
          </table:table-cell>
          <table:table-cell office:value-type="string">
            <text:p>rasee</text:p>
          </table:table-cell>
          <table:table-cell table:number-columns-repeated="2" table:style-name="Default" office:value-type="string">
            <text:p>raser</text:p>
          </table:table-cell>
          <table:table-cell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2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121</text:p>
          </table:table-cell>
          <table:table-cell office:value-type="string">
            <text:p>noz</text:p>
          </table:table-cell>
          <table:table-cell table:number-columns-repeated="3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22</text:p>
          </table:table-cell>
          <table:table-cell office:value-type="string">
            <text:p>francois</text:p>
          </table:table-cell>
          <table:table-cell table:number-columns-repeated="2"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23</text:p>
          </table:table-cell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24</text:p>
          </table:table-cell>
          <table:table-cell office:value-type="string">
            <text:p>oirent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125</text:p>
          </table:table-cell>
          <table:table-cell office:value-type="string">
            <text:p>mie</text:p>
          </table:table-cell>
          <table:table-cell office:value-type="string">
            <text:p>mie1</text:p>
          </table:table-cell>
          <table:table-cell table:style-name="Default" office:value-type="string">
            <text:p>mie1</text:p>
          </table:table-cell>
          <table:table-cell office:value-type="string">
            <text:p>mi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12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127</text:p>
          </table:table-cell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128</text:p>
          </table:table-cell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table:number-columns-repeated="2"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2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130</text:p>
          </table:table-cell>
          <table:table-cell office:value-type="string">
            <text:p>ou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31</text:p>
          </table:table-cell>
          <table:table-cell table:number-columns-repeated="4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32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33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34</text:p>
          </table:table-cell>
          <table:table-cell table:number-columns-repeated="4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35</text:p>
          </table:table-cell>
          <table:table-cell office:value-type="string">
            <text:p>porras</text:p>
          </table:table-cell>
          <table:table-cell table:number-columns-repeated="3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1">
          <table:table-cell office:value-type="string">
            <text:p>V_w_001136</text:p>
          </table:table-cell>
          <table:table-cell office:value-type="string">
            <text:p>ton</text:p>
          </table:table-cell>
          <table:table-cell table:number-columns-repeated="3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37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38</text:p>
          </table:table-cell>
          <table:table-cell office:value-type="string">
            <text:p>bannier</text:p>
          </table:table-cell>
          <table:table-cell table:number-columns-repeated="2" table:style-name="Default" office:value-type="string">
            <text:p>baignier</text:p>
          </table:table-cell>
          <table:table-cell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13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140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41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42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144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45</text:p>
          </table:table-cell>
          <table:table-cell office:value-type="string">
            <text:p>veust</text:p>
          </table:table-cell>
          <table:table-cell table:style-name="Default" office:value-type="string">
            <text:p>voloir</text:p>
          </table:table-cell>
          <table:table-cell table:number-columns-repeated="2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46</text:p>
          </table:table-cell>
          <table:table-cell office:value-type="string">
            <text:p>corocier</text:p>
          </table:table-cell>
          <table:table-cell table:style-name="Default" office:value-type="string">
            <text:p>corrocier</text:p>
          </table:table-cell>
          <table:table-cell table:number-columns-repeated="2"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147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48</text:p>
          </table:table-cell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49</text:p>
          </table:table-cell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5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51</text:p>
          </table:table-cell>
          <table:table-cell office:value-type="string">
            <text:p>mantel</text:p>
          </table:table-cell>
          <table:table-cell table:style-name="Default" office:value-type="string">
            <text:p>mantel</text:p>
          </table:table-cell>
          <table:table-cell table:number-columns-repeated="2"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52</text:p>
          </table:table-cell>
          <table:table-cell office:value-type="string">
            <text:p>mist</text:p>
          </table:table-cell>
          <table:table-cell office:value-type="string">
            <text:p>metre2</text:p>
          </table:table-cell>
          <table:table-cell table:style-name="Default" office:value-type="string">
            <text:p>metre2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53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54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56</text:p>
          </table:table-cell>
          <table:table-cell table:number-columns-repeated="4"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157</text:p>
          </table:table-cell>
          <table:table-cell office:value-type="string">
            <text:p>Sor</text:p>
          </table:table-cell>
          <table:table-cell office:value-type="string">
            <text:p>sor2|sur1</text:p>
          </table:table-cell>
          <table:table-cell table:style-name="Default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5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59</text:p>
          </table:table-cell>
          <table:table-cell table:number-columns-repeated="4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60</text:p>
          </table:table-cell>
          <table:table-cell office:value-type="string">
            <text:p>estoi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61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62</text:p>
          </table:table-cell>
          <table:table-cell office:value-type="string">
            <text:p>acoudez</text:p>
          </table:table-cell>
          <table:table-cell table:number-columns-repeated="2" table:style-name="Default" office:value-type="string">
            <text:p>acoter</text:p>
          </table:table-cell>
          <table:table-cell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63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164</text:p>
          </table:table-cell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65</text:p>
          </table:table-cell>
          <table:table-cell office:value-type="string">
            <text:p>fiers</text:p>
          </table:table-cell>
          <table:table-cell table:number-columns-repeated="3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166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167</text:p>
          </table:table-cell>
          <table:table-cell office:value-type="string">
            <text:p>nobiles</text:p>
          </table:table-cell>
          <table:table-cell table:style-name="Default" office:value-type="string">
            <text:p>nobíle</text:p>
          </table:table-cell>
          <table:table-cell table:number-columns-repeated="2"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168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169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70</text:p>
          </table:table-cell>
          <table:table-cell table:number-columns-repeated="4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171</text:p>
          </table:table-cell>
          <table:table-cell office:value-type="string">
            <text:p>cruautez</text:p>
          </table:table-cell>
          <table:table-cell table:style-name="Default" office:value-type="string">
            <text:p>crüauté</text:p>
          </table:table-cell>
          <table:table-cell table:number-columns-repeated="2"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7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17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174</text:p>
          </table:table-cell>
          <table:table-cell office:value-type="string">
            <text:p>prisa</text:p>
          </table:table-cell>
          <table:table-cell table:style-name="Default" office:value-type="string">
            <text:p>prisier</text:p>
          </table:table-cell>
          <table:table-cell table:number-columns-repeated="2" office:value-type="string">
            <text:p>p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75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76</text:p>
          </table:table-cell>
          <table:table-cell office:value-type="string">
            <text:p>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77</text:p>
          </table:table-cell>
          <table:table-cell office:value-type="string">
            <text:p>deniers</text:p>
          </table:table-cell>
          <table:table-cell table:number-columns-repeated="3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78</text:p>
          </table:table-cell>
          <table:table-cell office:value-type="string">
            <text:p>monaiez</text:p>
          </table:table-cell>
          <table:table-cell table:number-columns-repeated="2" table:style-name="Default" office:value-type="string">
            <text:p>monëer</text:p>
          </table:table-cell>
          <table:table-cell office:value-type="string">
            <text:p>mon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79</text:p>
          </table:table-cell>
          <table:table-cell office:value-type="string">
            <text:p>Vasal</text:p>
          </table:table-cell>
          <table:table-cell table:style-name="Default" office:value-type="string">
            <text:p>vassal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1180</text:p>
          </table:table-cell>
          <table:table-cell office:value-type="string">
            <text:p>di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81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82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183</text:p>
          </table:table-cell>
          <table:table-cell office:value-type="string">
            <text:p>t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84</text:p>
          </table:table-cell>
          <table:table-cell office:value-type="string">
            <text:p>aist</text:p>
          </table:table-cell>
          <table:table-cell table:number-columns-repeated="2" table:style-name="Default" office:value-type="string">
            <text:p>aidier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>
            <text:p>V_w_00118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86</text:p>
          </table:table-cell>
          <table:table-cell office:value-type="string">
            <text:p>ton</text:p>
          </table:table-cell>
          <table:table-cell table:number-columns-repeated="3" office:value-type="string">
            <text:p>ton4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87</text:p>
          </table:table-cell>
          <table:table-cell office:value-type="string">
            <text:p>dexz</text:p>
          </table:table-cell>
          <table:table-cell office:value-type="string">
            <text:p>dieu</text:p>
          </table:table-cell>
          <table:table-cell table:style-name="Default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88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8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90</text:p>
          </table:table-cell>
          <table:table-cell office:value-type="string">
            <text:p>moi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191</text:p>
          </table:table-cell>
          <table:table-cell office:value-type="string">
            <text:p>di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92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93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194</text:p>
          </table:table-cell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19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196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197</text:p>
          </table:table-cell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quel1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198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V_w_001199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200</text:p>
          </table:table-cell>
          <table:table-cell office:value-type="string">
            <text:p>Respo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respondre1 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01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02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0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204</text:p>
          </table:table-cell>
          <table:table-cell office:value-type="string">
            <text:p>orrez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205</text:p>
          </table:table-cell>
          <table:table-cell office:value-type="string">
            <text:p>veritez</text:p>
          </table:table-cell>
          <table:table-cell table:number-columns-repeated="3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1206</text:p>
          </table:table-cell>
          <table:table-cell office:value-type="string">
            <text:p>L</text:p>
          </table:table-cell>
          <table:table-cell table:style-name="ce2"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07</text:p>
          </table:table-cell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08</text:p>
          </table:table-cell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09</text:p>
          </table:table-cell>
          <table:table-cell office:value-type="string">
            <text:p>apele</text:p>
          </table:table-cell>
          <table:table-cell table:number-columns-repeated="3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10</text:p>
          </table:table-cell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11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12</text:p>
          </table:table-cell>
          <table:table-cell office:value-type="string">
            <text:p>peregorz</text:p>
          </table:table-cell>
          <table:table-cell table:number-columns-repeated="2" table:style-name="ce4" office:value-type="string">
            <text:p>peregorz</text:p>
          </table:table-cell>
          <table:table-cell office:value-type="string">
            <text:p>Pierego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13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1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15</text:p>
          </table:table-cell>
          <table:table-cell office:value-type="string">
            <text:p>fiuz</text:p>
          </table:table-cell>
          <table:table-cell table:number-columns-repeated="2" table:style-name="Default" office:value-type="string">
            <text:p>fil2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1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17</text:p>
          </table:table-cell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18</text:p>
          </table:table-cell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table:number-columns-repeated="2"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19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20</text:p>
          </table:table-cell>
          <table:table-cell office:value-type="string">
            <text:p>ot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21</text:p>
          </table:table-cell>
          <table:table-cell office:value-type="string">
            <text:p>non</text:p>
          </table:table-cell>
          <table:table-cell office:value-type="string">
            <text:p>nom</text:p>
          </table:table-cell>
          <table:table-cell table:style-name="Default" office:value-type="string">
            <text:p>nom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22</text:p>
          </table:table-cell>
          <table:table-cell office:value-type="string">
            <text:p>jocere</text:p>
          </table:table-cell>
          <table:table-cell table:number-columns-repeated="2" table:style-name="ce4" office:value-type="string">
            <text:p>jocere</text:p>
          </table:table-cell>
          <table:table-cell office:value-type="string">
            <text:p>Joce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23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24</text:p>
          </table:table-cell>
          <table:table-cell table:number-columns-repeated="4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25</text:p>
          </table:table-cell>
          <table:table-cell table:number-columns-repeated="4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26</text:p>
          </table:table-cell>
          <table:table-cell office:value-type="string">
            <text:p>f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27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28</text:p>
          </table:table-cell>
          <table:table-cell office:value-type="string">
            <text:p>primes</text:p>
          </table:table-cell>
          <table:table-cell table:number-columns-repeated="2" table:style-name="Default" office:value-type="string">
            <text:p>prim</text:p>
          </table:table-cell>
          <table:table-cell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229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30</text:p>
          </table:table-cell>
          <table:table-cell table:number-columns-repeated="4"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231</text:p>
          </table:table-cell>
          <table:table-cell office:value-type="string">
            <text:p>adobez</text:p>
          </table:table-cell>
          <table:table-cell table:number-columns-repeated="3"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232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233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34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35</text:p>
          </table:table-cell>
          <table:table-cell office:value-type="string">
            <text:p>adoba</text:p>
          </table:table-cell>
          <table:table-cell table:style-name="Default" office:value-type="string">
            <text:p>adober</text:p>
          </table:table-cell>
          <table:table-cell table:number-columns-repeated="2" office:value-type="string">
            <text:p>ado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36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37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38</text:p>
          </table:table-cell>
          <table:table-cell table:number-columns-repeated="4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1239</text:p>
          </table:table-cell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40</text:p>
          </table:table-cell>
          <table:table-cell office:value-type="string">
            <text:p>coronez</text:p>
          </table:table-cell>
          <table:table-cell table:number-columns-repeated="2"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41</text:p>
          </table:table-cell>
          <table:table-cell office:value-type="string">
            <text:p>anvoie</text:p>
          </table:table-cell>
          <table:table-cell table:number-columns-repeated="2"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an »+ « voie ».</text:p>
          </table:table-cell>
        </table:table-row>
        <table:table-row table:style-name="ro1">
          <table:table-cell office:value-type="string">
            <text:p>V_w_001242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43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45</text:p>
          </table:table-cell>
          <table:table-cell office:value-type="string">
            <text:p>toi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246</text:p>
          </table:table-cell>
          <table:table-cell office:value-type="string">
            <text:p>asez</text:p>
          </table:table-cell>
          <table:table-cell table:style-name="Default" office:value-type="string">
            <text:p>assez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47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4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249</text:p>
          </table:table-cell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50</text:p>
          </table:table-cell>
          <table:table-cell office:value-type="string">
            <text:p>priez</text:p>
          </table:table-cell>
          <table:table-cell table:style-name="Default" office:value-type="string">
            <text:p>priier</text:p>
          </table:table-cell>
          <table:table-cell table:number-columns-repeated="2"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2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52</text:p>
          </table:table-cell>
          <table:table-cell office:value-type="string">
            <text:p>desrenier</text:p>
          </table:table-cell>
          <table:table-cell table:number-columns-repeated="2" table:style-name="Default" office:value-type="string">
            <text:p>desresner</text:p>
          </table:table-cell>
          <table:table-cell office:value-type="string">
            <text:p>desres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253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54</text:p>
          </table:table-cell>
          <table:table-cell table:number-columns-repeated="4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55</text:p>
          </table:table-cell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56</text:p>
          </table:table-cell>
          <table:table-cell office:value-type="string">
            <text:p>ici</text:p>
          </table:table-cell>
          <table:table-cell table:number-columns-repeated="2" table:style-name="Default" office:value-type="string">
            <text:p>ici</text:p>
          </table:table-cell>
          <table:table-cell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57</text:p>
          </table:table-cell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table:number-columns-repeated="2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58</text:p>
          </table:table-cell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59</text:p>
          </table:table-cell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60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61</text:p>
          </table:table-cell>
          <table:table-cell table:number-columns-repeated="4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62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263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64</text:p>
          </table:table-cell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65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66</text:p>
          </table:table-cell>
          <table:table-cell office:value-type="string">
            <text:p>ossez</text:p>
          </table:table-cell>
          <table:table-cell table:number-columns-repeated="2" table:style-name="Default" office:value-type="string">
            <text:p>oser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67</text:p>
          </table:table-cell>
          <table:table-cell office:value-type="string">
            <text:p>Or</text:p>
          </table:table-cell>
          <table:table-cell table:number-columns-repeated="2" table:style-name="Default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68</text:p>
          </table:table-cell>
          <table:table-cell office:value-type="string">
            <text:p>monte</text:p>
          </table:table-cell>
          <table:table-cell table:number-columns-repeated="3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69</text:p>
          </table:table-cell>
          <table:table-cell office:value-type="string">
            <text:p>inellement</text:p>
          </table:table-cell>
          <table:table-cell table:number-columns-repeated="3"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7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271</text:p>
          </table:table-cell>
          <table:table-cell table:number-columns-repeated="4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72</text:p>
          </table:table-cell>
          <table:table-cell office:value-type="string">
            <text:p>n 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1">
          <table:table-cell office:value-type="string">
            <text:p>V_w_001273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274</text:p>
          </table:table-cell>
          <table:table-cell office:value-type="string">
            <text:p>demoreiz</text:p>
          </table:table-cell>
          <table:table-cell table:number-columns-repeated="2" table:style-name="Default"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27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276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77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78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79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80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81</text:p>
          </table:table-cell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82</text:p>
          </table:table-cell>
          <table:table-cell office:value-type="string">
            <text:p>ris</text:p>
          </table:table-cell>
          <table:table-cell table:number-columns-repeated="2" table:style-name="ce2" office:value-type="string">
            <text:p>ris1</text:p>
          </table:table-cell>
          <table:table-cell office:value-type="string">
            <text:p>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83</text:p>
          </table:table-cell>
          <table:table-cell office:value-type="string">
            <text:p>jegez</text:p>
          </table:table-cell>
          <table:table-cell table:number-columns-repeated="2" table:style-name="ce3" office:value-type="string">
            <text:p>jugier</text:p>
          </table:table-cell>
          <table:table-cell office:value-type="string">
            <text:p>ju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84</text:p>
          </table:table-cell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85</text:p>
          </table:table-cell>
          <table:table-cell table:number-columns-repeated="4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86</text:p>
          </table:table-cell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87</text:p>
          </table:table-cell>
          <table:table-cell office:value-type="string">
            <text:p>di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88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289</text:p>
          </table:table-cell>
          <table:table-cell table:number-columns-repeated="2" office:value-type="string">
            <text:p>garde</text:p>
          </table:table-cell>
          <table:table-cell table:number-columns-repeated="2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90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291</text:p>
          </table:table-cell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292</text:p>
          </table:table-cell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293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294</text:p>
          </table:table-cell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coi2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295</text:p>
          </table:table-cell>
          <table:table-cell office:value-type="string">
            <text:p>n <text:s text:c="2"/>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1">
          <table:table-cell office:value-type="string">
            <text:p>V_w_001296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2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298</text:p>
          </table:table-cell>
          <table:table-cell office:value-type="string">
            <text:p>venu</text:p>
          </table:table-cell>
          <table:table-cell table:number-columns-repeated="3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29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1</text:p>
          </table:table-cell>
          <table:table-cell office:value-type="string">
            <text:p>adurez</text:p>
          </table:table-cell>
          <table:table-cell table:number-columns-repeated="2" table:style-name="Default" office:value-type="string">
            <text:p>aduré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302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303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4</text:p>
          </table:table-cell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5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6</text:p>
          </table:table-cell>
          <table:table-cell table:number-columns-repeated="2" office:value-type="string">
            <text:p>qui</text:p>
          </table:table-cell>
          <table:table-cell table:style-name="Default" office:value-type="string">
            <text:p>qu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07</text:p>
          </table:table-cell>
          <table:table-cell table:number-columns-repeated="2"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er|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09</text:p>
          </table:table-cell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red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10</text:p>
          </table:table-cell>
          <table:table-cell office:value-type="string">
            <text:p>Berart</text:p>
          </table:table-cell>
          <table:table-cell table:number-columns-repeated="2" table:style-name="ce4" office:value-type="string">
            <text:p>berart</text:p>
          </table:table-cell>
          <table:table-cell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11</text:p>
          </table:table-cell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12</text:p>
          </table:table-cell>
          <table:table-cell office:value-type="string">
            <text:p>mondidier</text:p>
          </table:table-cell>
          <table:table-cell table:number-columns-repeated="2" table:style-name="ce4" office:value-type="string">
            <text:p>mondidier</text:p>
          </table:table-cell>
          <table:table-cell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13</text:p>
          </table:table-cell>
          <table:table-cell office:value-type="string">
            <text:p>o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3 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314</text:p>
          </table:table-cell>
          <table:table-cell table:number-columns-repeated="2"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15</text:p>
          </table:table-cell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16</text:p>
          </table:table-cell>
          <table:table-cell office:value-type="string">
            <text:p>alosez</text:p>
          </table:table-cell>
          <table:table-cell table:number-columns-repeated="3" office:value-type="string">
            <text:p>alo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>
            <text:p>V_w_001317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18</text:p>
          </table:table-cell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319</text:p>
          </table:table-cell>
          <table:table-cell office:value-type="string">
            <text:p>di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20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21</text:p>
          </table:table-cell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32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23</text:p>
          </table:table-cell>
          <table:table-cell office:value-type="string">
            <text:p>t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24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32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26</text:p>
          </table:table-cell>
          <table:table-cell office:value-type="string">
            <text:p>viotez</text:p>
          </table:table-cell>
          <table:table-cell table:number-columns-repeated="2" table:style-name="Default" office:value-type="string">
            <text:p>vilté</text:p>
          </table:table-cell>
          <table:table-cell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2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328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29</text:p>
          </table:table-cell>
          <table:table-cell office:value-type="string">
            <text:p>dom</text:p>
          </table:table-cell>
          <table:table-cell table:style-name="Default" office:value-type="string">
            <text:p>dont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330</text:p>
          </table:table-cell>
          <table:table-cell office:value-type="string">
            <text:p>l</text:p>
          </table:table-cell>
          <table:table-cell table:number-columns-repeated="2" table:style-name="ce2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31</text:p>
          </table:table-cell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333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34</text:p>
          </table:table-cell>
          <table:table-cell office:value-type="string">
            <text:p>cure</text:p>
          </table:table-cell>
          <table:table-cell table:number-columns-repeated="2" table:style-name="Default" office:value-type="string">
            <text:p>cure</text:p>
          </table:table-cell>
          <table:table-cell office:value-type="string">
            <text:p>c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35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36</text:p>
          </table:table-cell>
          <table:table-cell table:number-columns-repeated="4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37</text:p>
          </table:table-cell>
          <table:table-cell office:value-type="string">
            <text:p>envoiez</text:p>
          </table:table-cell>
          <table:table-cell table:number-columns-repeated="2"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38</text:p>
          </table:table-cell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39</text:p>
          </table:table-cell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40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41</text:p>
          </table:table-cell>
          <table:table-cell table:number-columns-repeated="4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42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343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44</text:p>
          </table:table-cell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45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46</text:p>
          </table:table-cell>
          <table:table-cell office:value-type="string">
            <text:p>ossez</text:p>
          </table:table-cell>
          <table:table-cell table:style-name="Default" office:value-type="string">
            <text:p>oser</text:p>
          </table:table-cell>
          <table:table-cell table:number-columns-repeated="2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47</text:p>
          </table:table-cell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48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49</text:p>
          </table:table-cell>
          <table:table-cell table:number-columns-repeated="4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50</text:p>
          </table:table-cell>
          <table:table-cell office:value-type="string">
            <text:p>apostre</text:p>
          </table:table-cell>
          <table:table-cell table:number-columns-repeated="2" table:style-name="Default" office:value-type="string">
            <text:p>apostle</text:p>
          </table:table-cell>
          <table:table-cell office:value-type="string">
            <text:p>apost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51</text:p>
          </table:table-cell>
          <table:table-cell office:value-type="string">
            <text:p>que</text:p>
          </table:table-cell>
          <table:table-cell table:style-name="Default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52</text:p>
          </table:table-cell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53</text:p>
          </table:table-cell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54</text:p>
          </table:table-cell>
          <table:table-cell office:value-type="string">
            <text:p>quiert</text:p>
          </table:table-cell>
          <table:table-cell table:style-name="Default" office:value-type="string">
            <text:p>querre</text:p>
          </table:table-cell>
          <table:table-cell table:number-columns-repeated="2"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5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56</text:p>
          </table:table-cell>
          <table:table-cell office:value-type="string">
            <text:p>erumprez</text:p>
          </table:table-cell>
          <table:table-cell table:number-columns-repeated="2" table:style-name="ce3" office:value-type="string">
            <text:p>erumprez</text:p>
          </table:table-cell>
          <table:table-cell office:value-type="string">
            <text:p>Erump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57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 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58</text:p>
          </table:table-cell>
          <table:table-cell office:value-type="string">
            <text:p>t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59</text:p>
          </table:table-cell>
          <table:table-cell office:value-type="string">
            <text:p>iroi</text:p>
          </table:table-cell>
          <table:table-cell table:style-name="Default" office:value-type="string">
            <text:p>aler</text:p>
          </table:table-cell>
          <table:table-cell table:number-columns-repeated="2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60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61</text:p>
          </table:table-cell>
          <table:table-cell table:number-columns-repeated="4"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362</text:p>
          </table:table-cell>
          <table:table-cell table:number-columns-repeated="3" office:value-type="string">
            <text:p>par</text:p>
          </table:table-cell>
          <table:table-cell office:value-type="string">
            <text:p>pa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63</text:p>
          </table:table-cell>
          <table:table-cell office:value-type="string">
            <text:p>e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64</text:p>
          </table:table-cell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65</text:p>
          </table:table-cell>
          <table:table-cell office:value-type="string">
            <text:p>les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66</text:p>
          </table:table-cell>
          <table:table-cell office:value-type="string">
            <text:p>costez</text:p>
          </table:table-cell>
          <table:table-cell table:number-columns-repeated="3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368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69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70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71</text:p>
          </table:table-cell>
          <table:table-cell office:value-type="string">
            <text:p>gries</text:p>
          </table:table-cell>
          <table:table-cell table:number-columns-repeated="2" table:style-name="Default" office:value-type="string">
            <text:p>grief</text:p>
          </table:table-cell>
          <table:table-cell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372</text:p>
          </table:table-cell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373</text:p>
          </table:table-cell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74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375</text:p>
          </table:table-cell>
          <table:table-cell office:value-type="string">
            <text:p>iriez</text:p>
          </table:table-cell>
          <table:table-cell table:number-columns-repeated="2" table:style-name="Default" office:value-type="string">
            <text:p>irier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76</text:p>
          </table:table-cell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table:number-columns-repeated="2"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77</text:p>
          </table:table-cell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78</text:p>
          </table:table-cell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table:style-name="Default" office:value-type="string">
            <text:p>respondre1</text:p>
          </table:table-cell>
          <table:table-cell office:value-type="string">
            <text:p>respo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79</text:p>
          </table:table-cell>
          <table:table-cell office:value-type="string">
            <text:p>com</text:p>
          </table:table-cell>
          <table:table-cell table:number-columns-repeated="2"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380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81</text:p>
          </table:table-cell>
          <table:table-cell office:value-type="string">
            <text:p>oir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382</text:p>
          </table:table-cell>
          <table:table-cell office:value-type="string">
            <text:p>porrez</text:p>
          </table:table-cell>
          <table:table-cell table:style-name="Default" office:value-type="string">
            <text:p>pöoir</text:p>
          </table:table-cell>
          <table:table-cell table:number-columns-repeated="2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38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84</text:p>
          </table:table-cell>
          <table:table-cell office:value-type="string">
            <text:p>moi</text:p>
          </table:table-cell>
          <table:table-cell table:style-name="Default" office:value-type="string">
            <text:p>mien</text:p>
          </table:table-cell>
          <table:table-cell table:number-columns-repeated="2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85</text:p>
          </table:table-cell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86</text:p>
          </table:table-cell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87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88</text:p>
          </table:table-cell>
          <table:table-cell office:value-type="string">
            <text:p>saches</text:p>
          </table:table-cell>
          <table:table-cell table:style-name="Default" office:value-type="string">
            <text:p>savoir</text:p>
          </table:table-cell>
          <table:table-cell table:number-columns-repeated="2"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89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390</text:p>
          </table:table-cell>
          <table:table-cell office:value-type="string">
            <text:p>vertez</text:p>
          </table:table-cell>
          <table:table-cell table:style-name="Default" office:value-type="string">
            <text:p>verité</text:p>
          </table:table-cell>
          <table:table-cell table:number-columns-repeated="2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91</text:p>
          </table:table-cell>
          <table:table-cell office:value-type="string">
            <text:p>Onque</text:p>
          </table:table-cell>
          <table:table-cell table:number-columns-repeated="3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92</text:p>
          </table:table-cell>
          <table:table-cell table:number-columns-repeated="4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393</text:p>
          </table:table-cell>
          <table:table-cell office:value-type="string">
            <text:p>icelle</text:p>
          </table:table-cell>
          <table:table-cell table:number-columns-repeated="3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94</text:p>
          </table:table-cell>
          <table:table-cell office:value-type="string">
            <text:p>ore</text:p>
          </table:table-cell>
          <table:table-cell table:number-columns-repeated="2" table:style-name="Default" office:value-type="string">
            <text:p>ore3</text:p>
          </table:table-cell>
          <table:table-cell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95</text:p>
          </table:table-cell>
          <table:table-cell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396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97</text:p>
          </table:table-cell>
          <table:table-cell office:value-type="string">
            <text:p>fui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398</text:p>
          </table:table-cell>
          <table:table-cell office:value-type="string">
            <text:p>adobez</text:p>
          </table:table-cell>
          <table:table-cell table:number-columns-repeated="3"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399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400</text:p>
          </table:table-cell>
          <table:table-cell office:value-type="string">
            <text:p>joste</text:p>
          </table:table-cell>
          <table:table-cell table:number-columns-repeated="2" table:style-name="Default"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01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02</text:p>
          </table:table-cell>
          <table:table-cell table:number-columns-repeated="4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03</text:p>
          </table:table-cell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table:number-columns-repeated="2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04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05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06</text:p>
          </table:table-cell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table:number-columns-repeated="2"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407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0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40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41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411</text:p>
          </table:table-cell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12</text:p>
          </table:table-cell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13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14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1415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16</text:p>
          </table:table-cell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17</text:p>
          </table:table-cell>
          <table:table-cell office:value-type="string">
            <text:p>clamez</text:p>
          </table:table-cell>
          <table:table-cell table:number-columns-repeated="3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18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419</text:p>
          </table:table-cell>
          <table:table-cell office:value-type="string">
            <text:p>te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20</text:p>
          </table:table-cell>
          <table:table-cell office:value-type="string">
            <text:p>ocis</text:p>
          </table:table-cell>
          <table:table-cell table:number-columns-repeated="3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21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22</text:p>
          </table:table-cell>
          <table:table-cell office:value-type="string">
            <text:p>coi</text:p>
          </table:table-cell>
          <table:table-cell table:number-columns-repeated="2"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23</text:p>
          </table:table-cell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24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25</text:p>
          </table:table-cell>
          <table:table-cell office:value-type="string">
            <text:p>pris</text:p>
          </table:table-cell>
          <table:table-cell table:number-columns-repeated="2" table:style-name="Default" office:value-type="string">
            <text:p>pris1</text:p>
          </table:table-cell>
          <table:table-cell office:value-type="string">
            <text:p>p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26</text:p>
          </table:table-cell>
          <table:table-cell office:value-type="string">
            <text:p>montez</text:p>
          </table:table-cell>
          <table:table-cell table:number-columns-repeated="3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27</text:p>
          </table:table-cell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28</text:p>
          </table:table-cell>
          <table:table-cell office:value-type="string">
            <text:p>ainz</text:p>
          </table:table-cell>
          <table:table-cell table:number-columns-repeated="2" table:style-name="Default"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29</text:p>
          </table:table-cell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30</text:p>
          </table:table-cell>
          <table:table-cell office:value-type="string">
            <text:p>laidement</text:p>
          </table:table-cell>
          <table:table-cell table:style-name="Default" office:value-type="string">
            <text:p>laidement</text:p>
          </table:table-cell>
          <table:table-cell table:number-columns-repeated="2" office:value-type="string">
            <text:p>laid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« lait1 ».</text:p>
          </table:table-cell>
        </table:table-row>
        <table:table-row table:style-name="ro1">
          <table:table-cell office:value-type="string">
            <text:p>V_w_001431</text:p>
          </table:table-cell>
          <table:table-cell office:value-type="string">
            <text:p>avilez</text:p>
          </table:table-cell>
          <table:table-cell table:number-columns-repeated="2" table:style-name="Default" office:value-type="string">
            <text:p>aviler</text:p>
          </table:table-cell>
          <table:table-cell office:value-type="string">
            <text:p>av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32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433</text:p>
          </table:table-cell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34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435</text:p>
          </table:table-cell>
          <table:table-cell office:value-type="string">
            <text:p>d</text:p>
          </table:table-cell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36</text:p>
          </table:table-cell>
          <table:table-cell table:number-columns-repeated="4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37</text:p>
          </table:table-cell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table:number-columns-repeated="2"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38</text:p>
          </table:table-cell>
          <table:table-cell office:value-type="string">
            <text:p>me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39</text:p>
          </table:table-cell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4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41</text:p>
          </table:table-cell>
          <table:table-cell table:number-columns-repeated="4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42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4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44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45</text:p>
          </table:table-cell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46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47</text:p>
          </table:table-cell>
          <table:table-cell office:value-type="string">
            <text:p>toi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448</text:p>
          </table:table-cell>
          <table:table-cell office:value-type="string">
            <text:p>ne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449</text:p>
          </table:table-cell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50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51</text:p>
          </table:table-cell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table:number-columns-repeated="2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52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453</text:p>
          </table:table-cell>
          <table:table-cell office:value-type="string">
            <text:p>Orendroit</text:p>
          </table:table-cell>
          <table:table-cell table:style-name="Default" office:value-type="string">
            <text:p>orendroit</text:p>
          </table:table-cell>
          <table:table-cell table:number-columns-repeated="2" office:value-type="string">
            <text:p>or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' « orendroit » existe mais renvoi à « endroit ».</text:p>
          </table:table-cell>
        </table:table-row>
        <table:table-row table:style-name="ro1">
          <table:table-cell office:value-type="string">
            <text:p>V_w_001454</text:p>
          </table:table-cell>
          <table:table-cell office:value-type="string">
            <text:p>monteroi</text:p>
          </table:table-cell>
          <table:table-cell office:value-type="string">
            <text:p>monter</text:p>
          </table:table-cell>
          <table:table-cell table:style-name="Default" office:value-type="string">
            <text:p>monter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55</text:p>
          </table:table-cell>
          <table:table-cell office:value-type="string">
            <text:p>u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4|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56</text:p>
          </table:table-cell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57</text:p>
          </table:table-cell>
          <table:table-cell office:value-type="string">
            <text:p>pomelez</text:p>
          </table:table-cell>
          <table:table-cell table:number-columns-repeated="2" table:style-name="Default" office:value-type="string">
            <text:p>pomelé2</text:p>
          </table:table-cell>
          <table:table-cell office:value-type="string">
            <text:p>pomel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458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59</text:p>
          </table:table-cell>
          <table:table-cell office:value-type="string">
            <text:p>aroi</text:p>
          </table:table-cell>
          <table:table-cell table:style-name="Default" office:value-type="string">
            <text:p>avoir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6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61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62</text:p>
          </table:table-cell>
          <table:table-cell office:value-type="string">
            <text:p>coul</text:p>
          </table:table-cell>
          <table:table-cell table:style-name="Default" office:value-type="string">
            <text:p>col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63</text:p>
          </table:table-cell>
          <table:table-cell office:value-type="string">
            <text:p>mon</text:p>
          </table:table-cell>
          <table:table-cell table:style-name="Default" office:value-type="string">
            <text:p>mon1|mon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64</text:p>
          </table:table-cell>
          <table:table-cell table:number-columns-repeated="4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465</text:p>
          </table:table-cell>
          <table:table-cell table:number-columns-repeated="4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66</text:p>
          </table:table-cell>
          <table:table-cell office:value-type="string">
            <text:p>litez</text:p>
          </table:table-cell>
          <table:table-cell table:number-columns-repeated="2" table:style-name="Default" office:value-type="string">
            <text:p>listé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467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68</text:p>
          </table:table-cell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69</text:p>
          </table:table-cell>
          <table:table-cell office:value-type="string">
            <text:p>leroi</text:p>
          </table:table-cell>
          <table:table-cell table:number-columns-repeated="2" table:style-name="Default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70</text:p>
          </table:table-cell>
          <table:table-cell office:value-type="string">
            <text:p>chaer</text:p>
          </table:table-cell>
          <table:table-cell table:style-name="Default" office:value-type="string">
            <text:p>chëoir</text:p>
          </table:table-cell>
          <table:table-cell table:number-columns-repeated="2"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47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72</text:p>
          </table:table-cell>
          <table:table-cell table:number-columns-repeated="4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73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74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75</text:p>
          </table:table-cell>
          <table:table-cell office:value-type="string">
            <text:p>grez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76</text:p>
          </table:table-cell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77</text:p>
          </table:table-cell>
          <table:table-cell office:value-type="string">
            <text:p>pren</text:p>
          </table:table-cell>
          <table:table-cell table:number-columns-repeated="3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78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79</text:p>
          </table:table-cell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80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81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482</text:p>
          </table:table-cell>
          <table:table-cell office:value-type="string">
            <text:p>l'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83</text:p>
          </table:table-cell>
          <table:table-cell office:value-type="string">
            <text:p>ammaene</text:p>
          </table:table-cell>
          <table:table-cell office:value-type="string">
            <text:p>amener</text:p>
          </table:table-cell>
          <table:table-cell table:style-name="Default" office:value-type="string">
            <text:p>amener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Ou enmener ?</text:p>
          </table:table-cell>
        </table:table-row>
        <table:table-row table:style-name="ro1">
          <table:table-cell office:value-type="string">
            <text:p>V_w_001484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85</text:p>
          </table:table-cell>
          <table:table-cell office:value-type="string">
            <text:p>trez</text:p>
          </table:table-cell>
          <table:table-cell table:number-columns-repeated="2" table:style-name="Default" office:value-type="string">
            <text:p>tref2</text:p>
          </table:table-cell>
          <table:table-cell office:value-type="string">
            <text:p>tr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486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487</text:p>
          </table:table-cell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88</text:p>
          </table:table-cell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89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90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91</text:p>
          </table:table-cell>
          <table:table-cell office:value-type="string">
            <text:p>toi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492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93</text:p>
          </table:table-cell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94</text:p>
          </table:table-cell>
          <table:table-cell office:value-type="string">
            <text:p>amitiez</text:p>
          </table:table-cell>
          <table:table-cell table:number-columns-repeated="2" table:style-name="Default" office:value-type="string">
            <text:p>amistié</text:p>
          </table:table-cell>
          <table:table-cell office:value-type="string">
            <text:p>amis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495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496</text:p>
          </table:table-cell>
          <table:table-cell office:value-type="string">
            <text:p>respont</text:p>
          </table:table-cell>
          <table:table-cell table:number-columns-repeated="2" table:style-name="Default" office:value-type="string">
            <text:p>respondre1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497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498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499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00</text:p>
          </table:table-cell>
          <table:table-cell office:value-type="string">
            <text:p>parlez</text:p>
          </table:table-cell>
          <table:table-cell table:number-columns-repeated="3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501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02</text:p>
          </table:table-cell>
          <table:table-cell office:value-type="string">
            <text:p>vou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03</text:p>
          </table:table-cell>
          <table:table-cell office:value-type="string">
            <text:p>voillez</text:p>
          </table:table-cell>
          <table:table-cell table:number-columns-repeated="2"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504</text:p>
          </table:table-cell>
          <table:table-cell office:value-type="string">
            <text:p>ou</text:p>
          </table:table-cell>
          <table:table-cell table:number-columns-repeated="3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05</text:p>
          </table:table-cell>
          <table:table-cell table:number-columns-repeated="2" office:value-type="string">
            <text:p>non</text:p>
          </table:table-cell>
          <table:table-cell table:style-name="Default" office:value-type="string">
            <text:p>no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06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50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08</text:p>
          </table:table-cell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509</text:p>
          </table:table-cell>
          <table:table-cell office:value-type="string">
            <text:p>leirez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510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11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12</text:p>
          </table:table-cell>
          <table:table-cell office:value-type="string">
            <text:p>perdroiz</text:p>
          </table:table-cell>
          <table:table-cell table:number-columns-repeated="3"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513</text:p>
          </table:table-cell>
          <table:table-cell office:value-type="string">
            <text:p>la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14</text:p>
          </table:table-cell>
          <table:table-cell table:number-columns-repeated="2" office:value-type="string">
            <text:p>teste</text:p>
          </table:table-cell>
          <table:table-cell table:style-name="Default" office:value-type="string">
            <text:p>teste</text:p>
          </table:table-cell>
          <table:table-cell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15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516</text:p>
          </table:table-cell>
          <table:table-cell office:value-type="string">
            <text:p>vis</text:p>
          </table:table-cell>
          <table:table-cell table:number-columns-repeated="2" table:style-name="ce3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17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18</text:p>
          </table:table-cell>
          <table:table-cell office:value-type="string">
            <text:p>vo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19</text:p>
          </table:table-cell>
          <table:table-cell office:value-type="string">
            <text:p>rendez</text:p>
          </table:table-cell>
          <table:table-cell table:number-columns-repeated="3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520</text:p>
          </table:table-cell>
          <table:table-cell office:value-type="string">
            <text:p>Quant</text:p>
          </table:table-cell>
          <table:table-cell table:number-columns-repeated="2" table:style-name="Default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521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22</text:p>
          </table:table-cell>
          <table:table-cell office:value-type="string">
            <text:p>entent</text:p>
          </table:table-cell>
          <table:table-cell table:number-columns-repeated="3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23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2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25</text:p>
          </table:table-cell>
          <table:table-cell table:number-columns-repeated="4"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2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28</text:p>
          </table:table-cell>
          <table:table-cell office:value-type="string">
            <text:p>forsenez</text:p>
          </table:table-cell>
          <table:table-cell table:number-columns-repeated="3"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29</text:p>
          </table:table-cell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30</text:p>
          </table:table-cell>
          <table:table-cell office:value-type="string">
            <text:p>dis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31</text:p>
          </table:table-cell>
          <table:table-cell office:value-type="string">
            <text:p>Fierabras</text:p>
          </table:table-cell>
          <table:table-cell table:number-columns-repeated="2" table:style-name="Default"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32</text:p>
          </table:table-cell>
          <table:table-cell office:value-type="string">
            <text:p>lei</text:p>
          </table:table-cell>
          <table:table-cell table:number-columns-repeated="2" table:style-name="Default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33</text:p>
          </table:table-cell>
          <table:table-cell office:value-type="string">
            <text:p>moi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35</text:p>
          </table:table-cell>
          <table:table-cell office:value-type="string">
            <text:p>toi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536</text:p>
          </table:table-cell>
          <table:table-cell table:number-columns-repeated="4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37</text:p>
          </table:table-cell>
          <table:table-cell table:number-columns-repeated="4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538</text:p>
          </table:table-cell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39</text:p>
          </table:table-cell>
          <table:table-cell office:value-type="string">
            <text:p>combatre</text:p>
          </table:table-cell>
          <table:table-cell table:number-columns-repeated="2" table:style-name="Default" office:value-type="string">
            <text:p>combatre</text:p>
          </table:table-cell>
          <table:table-cell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40</text:p>
          </table:table-cell>
          <table:table-cell office:value-type="string">
            <text:p>miuz</text:p>
          </table:table-cell>
          <table:table-cell table:number-columns-repeated="3"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V_w_00154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542</text:p>
          </table:table-cell>
          <table:table-cell office:value-type="string">
            <text:p>faiz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44</text:p>
          </table:table-cell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am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45</text:p>
          </table:table-cell>
          <table:table-cell table:number-columns-repeated="4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46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table:style-name="Default" office:value-type="string">
            <text:p>mahu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47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48</text:p>
          </table:table-cell>
          <table:table-cell office:value-type="string">
            <text:p>dex</text:p>
          </table:table-cell>
          <table:table-cell table:number-columns-repeated="3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54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50</text:p>
          </table:table-cell>
          <table:table-cell office:value-type="string">
            <text:p>toi</text:p>
          </table:table-cell>
          <table:table-cell table:style-name="Default" office:value-type="string">
            <text:p>tu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551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52</text:p>
          </table:table-cell>
          <table:table-cell office:value-type="string">
            <text:p>a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53</text:p>
          </table:table-cell>
          <table:table-cell office:value-type="string">
            <text:p>que</text:p>
          </table:table-cell>
          <table:table-cell table:number-columns-repeated="2" table:style-name="Default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554</text:p>
          </table:table-cell>
          <table:table-cell office:value-type="string">
            <text:p>blamer</text:p>
          </table:table-cell>
          <table:table-cell table:number-columns-repeated="3" office:value-type="string">
            <text:p>blas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55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56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557</text:p>
          </table:table-cell>
          <table:table-cell table:number-columns-repeated="4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58</text:p>
          </table:table-cell>
          <table:table-cell table:number-columns-repeated="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59</text:p>
          </table:table-cell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table:number-columns-repeated="2"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560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61</text:p>
          </table:table-cell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62</text:p>
          </table:table-cell>
          <table:table-cell office:value-type="string">
            <text:p>voli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63</text:p>
          </table:table-cell>
          <table:table-cell office:value-type="string">
            <text:p>onc</text:p>
          </table:table-cell>
          <table:table-cell table:number-columns-repeated="3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64</text:p>
          </table:table-cell>
          <table:table-cell table:number-columns-repeated="4"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65</text:p>
          </table:table-cell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66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567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68</text:p>
          </table:table-cell>
          <table:table-cell office:value-type="string">
            <text:p>t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69</text:p>
          </table:table-cell>
          <table:table-cell office:value-type="string">
            <text:p>ocie</text:p>
          </table:table-cell>
          <table:table-cell table:number-columns-repeated="3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sub|pst|1|s</text:p>
          </table:table-cell>
          <table:table-cell/>
        </table:table-row>
        <table:table-row table:style-name="ro1">
          <table:table-cell office:value-type="string">
            <text:p>V_w_001570</text:p>
          </table:table-cell>
          <table:table-cell table:number-columns-repeated="4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71</text:p>
          </table:table-cell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en ».</text:p>
          </table:table-cell>
        </table:table-row>
        <table:table-row table:style-name="ro1">
          <table:table-cell office:value-type="string">
            <text:p>V_w_001572</text:p>
          </table:table-cell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573</text:p>
          </table:table-cell>
          <table:table-cell office:value-type="string">
            <text:p>devroit</text:p>
          </table:table-cell>
          <table:table-cell table:number-columns-repeated="2" table:style-name="Default" office:value-type="string">
            <text:p>devoir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74</text:p>
          </table:table-cell>
          <table:table-cell office:value-type="string">
            <text:p>peser</text:p>
          </table:table-cell>
          <table:table-cell table:number-columns-repeated="2" table:style-name="Default" office:value-type="string">
            <text:p>peser</text:p>
          </table:table-cell>
          <table:table-cell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75</text:p>
          </table:table-cell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57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577</text:p>
          </table:table-cell>
          <table:table-cell office:value-type="string">
            <text:p>avraie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con|pst|1|s</text:p>
          </table:table-cell>
          <table:table-cell/>
        </table:table-row>
        <table:table-row table:style-name="ro1">
          <table:table-cell office:value-type="string">
            <text:p>V_w_001578</text:p>
          </table:table-cell>
          <table:table-cell office:value-type="string">
            <text:p>anor</text:p>
          </table:table-cell>
          <table:table-cell table:number-columns-repeated="2" table:style-name="Default" office:value-type="string">
            <text:p>ono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79</text:p>
          </table:table-cell>
          <table:table-cell table:number-columns-repeated="4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80</text:p>
          </table:table-cell>
          <table:table-cell office:value-type="string">
            <text:p>nu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81</text:p>
          </table:table-cell>
          <table:table-cell office:value-type="string">
            <text:p>te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V_w_001582</text:p>
          </table:table-cell>
          <table:table-cell office:value-type="string">
            <text:p>quier</text:p>
          </table:table-cell>
          <table:table-cell table:style-name="Default" office:value-type="string">
            <text:p>querre</text:p>
          </table:table-cell>
          <table:table-cell table:number-columns-repeated="2"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83</text:p>
          </table:table-cell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84</text:p>
          </table:table-cell>
          <table:table-cell office:value-type="string">
            <text:p>Se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585</text:p>
          </table:table-cell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86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1">
          <table:table-cell office:value-type="string">
            <text:p>V_w_001587</text:p>
          </table:table-cell>
          <table:table-cell office:value-type="string">
            <text:p>d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 « dun ».</text:p>
          </table:table-cell>
        </table:table-row>
        <table:table-row table:style-name="ro1">
          <table:table-cell office:value-type="string">
            <text:p>V_w_001588</text:p>
          </table:table-cell>
          <table:table-cell office:value-type="string">
            <text:p>un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89</text:p>
          </table:table-cell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table:number-columns-repeated="2"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90</text:p>
          </table:table-cell>
          <table:table-cell office:value-type="string">
            <text:p>ere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91</text:p>
          </table:table-cell>
          <table:table-cell office:value-type="string">
            <text:p>venu</text:p>
          </table:table-cell>
          <table:table-cell table:number-columns-repeated="3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1">
          <table:table-cell office:value-type="string">
            <text:p>V_w_001592</text:p>
          </table:table-cell>
          <table:table-cell table:number-columns-repeated="4"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59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594</text:p>
          </table:table-cell>
          <table:table-cell office:value-type="string">
            <text:p>ge</text:p>
          </table:table-cell>
          <table:table-cell table:style-name="Default" office:value-type="string">
            <text:p>je 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595</text:p>
          </table:table-cell>
          <table:table-cell office:value-type="string">
            <text:p>te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96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597</text:p>
          </table:table-cell>
          <table:table-cell office:value-type="string">
            <text:p>greignor</text:p>
          </table:table-cell>
          <table:table-cell table:style-name="Default" office:value-type="string">
            <text:p>graignor</text:p>
          </table:table-cell>
          <table:table-cell table:number-columns-repeated="2"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V_w_001598</text:p>
          </table:table-cell>
          <table:table-cell office:value-type="string">
            <text:p>anor</text:p>
          </table:table-cell>
          <table:table-cell table:number-columns-repeated="2" table:style-name="Default" office:value-type="string">
            <text:p>ono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599</text:p>
          </table:table-cell>
          <table:table-cell office:value-type="string">
            <text:p>mostreer</text:p>
          </table:table-cell>
          <table:table-cell table:number-columns-repeated="2" table:style-name="Default" office:value-type="string">
            <text:p>mostrer</text:p>
          </table:table-cell>
          <table:table-cell office:value-type="string">
            <text:p>mos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00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desor / desus ?</text:p>
          </table:table-cell>
        </table:table-row>
        <table:table-row table:style-name="ro1">
          <table:table-cell office:value-type="string">
            <text:p>V_w_001601</text:p>
          </table:table-cell>
          <table:table-cell office:value-type="string">
            <text:p>so</text:p>
          </table:table-cell>
          <table:table-cell table:number-columns-repeated="2" table:style-name="ce4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02</text:p>
          </table:table-cell>
          <table:table-cell office:value-type="string">
            <text:p>sus</text:p>
          </table:table-cell>
          <table:table-cell table:number-columns-repeated="2" table:style-name="ce4" office:value-type="string">
            <text:p>sus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03</text:p>
          </table:table-cell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04</text:p>
          </table:table-cell>
          <table:table-cell office:value-type="string">
            <text:p>baucen</text:p>
          </table:table-cell>
          <table:table-cell table:number-columns-repeated="2" table:style-name="Default"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05</text:p>
          </table:table-cell>
          <table:table-cell table:style-name="ce4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s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06</text:p>
          </table:table-cell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1">
          <table:table-cell office:value-type="string">
            <text:p>V_w_001607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08</text:p>
          </table:table-cell>
          <table:table-cell office:value-type="string">
            <text:p>verras</text:p>
          </table:table-cell>
          <table:table-cell table:number-columns-repeated="3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09</text:p>
          </table:table-cell>
          <table:table-cell table:number-columns-repeated="4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10</text:p>
          </table:table-cell>
          <table:table-cell table:number-columns-repeated="4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11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12</text:p>
          </table:table-cell>
          <table:table-cell table:number-columns-repeated="4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13</text:p>
          </table:table-cell>
          <table:table-cell office:value-type="string">
            <text:p>t'</text:p>
          </table:table-cell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postrophe ici </text:p>
          </table:table-cell>
        </table:table-row>
        <table:table-row table:style-name="ro1">
          <table:table-cell office:value-type="string">
            <text:p>V_w_001614</text:p>
          </table:table-cell>
          <table:table-cell office:value-type="string">
            <text:p>eslaiseras</text:p>
          </table:table-cell>
          <table:table-cell table:number-columns-repeated="2" table:style-name="Default" office:value-type="string">
            <text:p>eslaissier</text:p>
          </table:table-cell>
          <table:table-cell office:value-type="string">
            <text:p>es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15</text:p>
          </table:table-cell>
          <table:table-cell office:value-type="string">
            <text:p>quant</text:p>
          </table:table-cell>
          <table:table-cell table:number-columns-repeated="2" table:style-name="Default" office:value-type="string">
            <text:p>cant2</text:p>
          </table:table-cell>
          <table:table-cell office:value-type="string">
            <text:p>ca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617</text:p>
          </table:table-cell>
          <table:table-cell office:value-type="string">
            <text:p>puet</text:p>
          </table:table-cell>
          <table:table-cell table:number-columns-repeated="3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18</text:p>
          </table:table-cell>
          <table:table-cell office:value-type="string">
            <text:p>randoner</text:p>
          </table:table-cell>
          <table:table-cell table:style-name="Default" office:value-type="string">
            <text:p>randoner</text:p>
          </table:table-cell>
          <table:table-cell table:number-columns-repeated="2" office:value-type="string">
            <text:p>rando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19</text:p>
          </table:table-cell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20</text:p>
          </table:table-cell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1">
          <table:table-cell office:value-type="string">
            <text:p>V_w_001621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ce2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22</text:p>
          </table:table-cell>
          <table:table-cell office:value-type="string">
            <text:p>leroi</text:p>
          </table:table-cell>
          <table:table-cell table:number-columns-repeated="2" table:style-name="Default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23</text:p>
          </table:table-cell>
          <table:table-cell office:value-type="string">
            <text:p>chaier</text:p>
          </table:table-cell>
          <table:table-cell table:style-name="Default" office:value-type="string">
            <text:p>chëoir</text:p>
          </table:table-cell>
          <table:table-cell table:number-columns-repeated="2"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24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25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26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27</text:p>
          </table:table-cell>
          <table:table-cell office:value-type="string">
            <text:p>gre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28</text:p>
          </table:table-cell>
          <table:table-cell office:value-type="string">
            <text:p>verser</text:p>
          </table:table-cell>
          <table:table-cell office:value-type="string">
            <text:p>verser1</text:p>
          </table:table-cell>
          <table:table-cell table:style-name="Default" office:value-type="string">
            <text:p>verser1</text:p>
          </table:table-cell>
          <table:table-cell office:value-type="string">
            <text:p>vers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2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V_w_001630</text:p>
          </table:table-cell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31</text:p>
          </table:table-cell>
          <table:table-cell office:value-type="string">
            <text:p>pouz</text:p>
          </table:table-cell>
          <table:table-cell office:value-type="string">
            <text:p>pöoir</text:p>
          </table:table-cell>
          <table:table-cell table:style-name="Default"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32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33</text:p>
          </table:table-cell>
          <table:table-cell table:number-columns-repeated="4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34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35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36</text:p>
          </table:table-cell>
          <table:table-cell table:number-columns-repeated="4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37</text:p>
          </table:table-cell>
          <table:table-cell table:number-columns-repeated="4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38</text:p>
          </table:table-cell>
          <table:table-cell table:number-columns-repeated="4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39</text:p>
          </table:table-cell>
          <table:table-cell office:value-type="string">
            <text:p>m</text:p>
          </table:table-cell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4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41</text:p>
          </table:table-cell>
          <table:table-cell office:value-type="string">
            <text:p>voi</text:p>
          </table:table-cell>
          <table:table-cell table:number-columns-repeated="2" table:style-name="Default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4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43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44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4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46</text:p>
          </table:table-cell>
          <table:table-cell table:number-columns-repeated="4"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47</text:p>
          </table:table-cell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t</text:p>
          </table:table-cell>
          <table:table-cell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48</text:p>
          </table:table-cell>
          <table:table-cell table:number-columns-repeated="4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49</text:p>
          </table:table-cell>
          <table:table-cell office:value-type="string">
            <text:p>mondidier</text:p>
          </table:table-cell>
          <table:table-cell table:number-columns-repeated="2" table:style-name="ce4" office:value-type="string">
            <text:p>mondidier</text:p>
          </table:table-cell>
          <table:table-cell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50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51</text:p>
          </table:table-cell>
          <table:table-cell office:value-type="string">
            <text:p>l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2</text:p>
          </table:table-cell>
          <table:table-cell office:value-type="string">
            <text:p>escoz</text:p>
          </table:table-cell>
          <table:table-cell table:number-columns-repeated="2" table:style-name="ce3" office:value-type="string">
            <text:p>escot3</text:p>
          </table:table-cell>
          <table:table-cell office:value-type="string">
            <text:p>esco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3</text:p>
          </table:table-cell>
          <table:table-cell office:value-type="string">
            <text:p>gilemer</text:p>
          </table:table-cell>
          <table:table-cell table:number-columns-repeated="2" table:style-name="ce4" office:value-type="string">
            <text:p>gilemer</text:p>
          </table:table-cell>
          <table:table-cell office:value-type="string">
            <text:p>Guile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4</text:p>
          </table:table-cell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55</text:p>
          </table:table-cell>
          <table:table-cell table:number-columns-repeated="2"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6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7</text:p>
          </table:table-cell>
          <table:table-cell table:number-columns-repeated="2" office:value-type="string">
            <text:p>danois</text:p>
          </table:table-cell>
          <table:table-cell table:style-name="Default" office:value-type="string">
            <text:p>dano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8</text:p>
          </table:table-cell>
          <table:table-cell table:number-columns-repeated="4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59</text:p>
          </table:table-cell>
          <table:table-cell table:number-columns-repeated="4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60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62</text:p>
          </table:table-cell>
          <table:table-cell office:value-type="string">
            <text:p>loer</text:p>
          </table:table-cell>
          <table:table-cell office:value-type="string">
            <text:p>löer1</text:p>
          </table:table-cell>
          <table:table-cell table:style-name="Default" office:value-type="string">
            <text:p>löer1</text:p>
          </table:table-cell>
          <table:table-cell office:value-type="string">
            <text:p>lö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63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64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65</text:p>
          </table:table-cell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66</text:p>
          </table:table-cell>
          <table:table-cell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1">
          <table:table-cell office:value-type="string">
            <text:p>V_w_001667</text:p>
          </table:table-cell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68</text:p>
          </table:table-cell>
          <table:table-cell office:value-type="string">
            <text:p>ose</text:p>
          </table:table-cell>
          <table:table-cell table:number-columns-repeated="3"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6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70</text:p>
          </table:table-cell>
          <table:table-cell table:number-columns-repeated="4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71</text:p>
          </table:table-cell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72</text:p>
          </table:table-cell>
          <table:table-cell table:number-columns-repeated="2"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73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V_w_00167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7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76</text:p>
          </table:table-cell>
          <table:table-cell office:value-type="string">
            <text:p>vienge</text:p>
          </table:table-cell>
          <table:table-cell table:number-columns-repeated="2" table:style-name="ce3" office:value-type="string">
            <text:p>aler <text:s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1">
          <table:table-cell office:value-type="string">
            <text:p>V_w_001677</text:p>
          </table:table-cell>
          <table:table-cell office:value-type="string">
            <text:p>.ii.</text:p>
          </table:table-cell>
          <table:table-cell table:number-columns-repeated="2" table:style-name="Default"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7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79</text:p>
          </table:table-cell>
          <table:table-cell office:value-type="string">
            <text:p>lor</text:p>
          </table:table-cell>
          <table:table-cell table:style-name="Default" office:value-type="string">
            <text:p>lor2</text:p>
          </table:table-cell>
          <table:table-cell office:value-type="string">
            <text:p>lor2|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80</text:p>
          </table:table-cell>
          <table:table-cell office:value-type="string">
            <text:p>cors</text:p>
          </table:table-cell>
          <table:table-cell table:number-columns-repeated="2" table:style-name="Default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81</text:p>
          </table:table-cell>
          <table:table-cell office:value-type="string">
            <text:p>esprover</text:p>
          </table:table-cell>
          <table:table-cell table:number-columns-repeated="2" table:style-name="Default" office:value-type="string">
            <text:p>esprover</text:p>
          </table:table-cell>
          <table:table-cell office:value-type="string">
            <text:p>espro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V_w_001682</text:p>
          </table:table-cell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83</text:p>
          </table:table-cell>
          <table:table-cell office:value-type="string">
            <text:p>li</text:p>
          </table:table-cell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84</text:p>
          </table:table-cell>
          <table:table-cell office:value-type="string">
            <text:p>tiez</text:p>
          </table:table-cell>
          <table:table-cell office:value-type="string">
            <text:p>tierz</text:p>
          </table:table-cell>
          <table:table-cell table:style-name="Default" office:value-type="string">
            <text:p>tie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85</text:p>
          </table:table-cell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86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87</text:p>
          </table:table-cell>
          <table:table-cell office:value-type="string">
            <text:p>quart</text:p>
          </table:table-cell>
          <table:table-cell table:number-columns-repeated="3" office:value-type="string">
            <text:p>cart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8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V_w_00168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V_w_001690</text:p>
          </table:table-cell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91</text:p>
          </table:table-cell>
          <table:table-cell office:value-type="string">
            <text:p>refusez</text:p>
          </table:table-cell>
          <table:table-cell table:style-name="Default" office:value-type="string">
            <text:p>refuser</text:p>
          </table:table-cell>
          <table:table-cell table:number-columns-repeated="2"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92</text:p>
          </table:table-cell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V_w_001693</text:p>
          </table:table-cell>
          <table:table-cell office:value-type="string">
            <text:p>di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694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695</text:p>
          </table:table-cell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V_w_001696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697</text:p>
          </table:table-cell>
          <table:table-cell office:value-type="string">
            <text:p>parlez</text:p>
          </table:table-cell>
          <table:table-cell table:number-columns-repeated="3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V_w_001698</text:p>
          </table:table-cell>
          <table:table-cell table:number-columns-repeated="4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V_w_001699</text:p>
          </table:table-cell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700</text:p>
          </table:table-cell>
          <table:table-cell office:value-type="string">
            <text:p>vilains</text:p>
          </table:table-cell>
          <table:table-cell table:style-name="Default" office:value-type="string">
            <text:p>vilain</text:p>
          </table:table-cell>
          <table:table-cell table:number-columns-repeated="2"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_w_001701</text:p>
          </table:table-cell>
          <table:table-cell office:value-type="string">
            <text:p>le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702</text:p>
          </table:table-cell>
          <table:table-cell office:value-type="string">
            <text:p>dit</text:p>
          </table:table-cell>
          <table:table-cell table:number-columns-repeated="3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V_w_001703</text:p>
          </table:table-cell>
          <table:table-cell office:value-type="string">
            <text:p>pieça</text:p>
          </table:table-cell>
          <table:table-cell table:number-columns-repeated="2" table:style-name="ce3" office:value-type="string">
            <text:p>pieça</text:p>
          </table:table-cell>
          <table:table-cell office:value-type="string">
            <text:p>pieç'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>
            <text:p>V_w_001704</text:p>
          </table:table-cell>
          <table:table-cell office:value-type="string">
            <text:p>oï</text:p>
          </table:table-cell>
          <table:table-cell table:style-name="Default" office:value-type="string">
            <text:p>öir</text:p>
          </table:table-cell>
          <table:table-cell table:number-columns-repeated="2" office:value-type="string">
            <text:p>ö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705</text:p>
          </table:table-cell>
          <table:table-cell office:value-type="string">
            <text:p>l</text:p>
          </table:table-cell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V_w_001706</text:p>
          </table:table-cell>
          <table:table-cell office:value-type="string">
            <text:p>avez</text:p>
          </table:table-cell>
          <table:table-cell table:number-columns-repeated="3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/06/2018</text:date>, <text:time>11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6-22T11:26:57.92</dc:date>
    <meta:editing-duration>P2DT9H2M57S</meta:editing-duration>
    <meta:editing-cycles>668</meta:editing-cycles>
    <meta:generator>OpenOffice/4.1.3$Win32 OpenOffice.org_project/413m1$Build-9783</meta:generator>
    <meta:document-statistic meta:table-count="1" meta:cell-count="14554" meta:object-count="0"/>
  </office:meta>
</office:document-meta>
</file>